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!doctype html&gt;&lt;html itemscope="" itemtype="http://schema.org/WebPage" lang="th"&gt;&lt;head&gt;&lt;meta content="text/html; charset=UTF-8" http-equiv="Content-Type"&gt;&lt;meta content="/images/branding/googleg/1x/googleg_standard_color_128dp.png" itemprop="image"&gt;&lt;title&gt;Google&lt;/title&gt;&lt;script&gt;(function(){window.google={kEI:'-ufGVqSHIMOBmQHEtrjwBg',kEXPI:'18168,3700310,3700388,4028875,4029815,4031109,4032677,4033307,4036509,4036527,4038012,4039268,4040836,4042553,4042784,4042792,4043492,4044606,4045820,4045841,4046304,4048909,4049501,4049549,4049557,4050886,4050908,4051241,4051267,4051596,4052305,4052781,4054117,4054284,4054551,4055380,4056034,4056038,4056163,4056590,4057169,4057586,4057836,4058004,4058098,4058117,4058252,4058277,4058297,4058316,4058327,4058337,4058384,4058561,4058625,4059024,4059318,4059327,4059438,4059790,4059861,4059977,4060341,4060658,4060683,4060952,8300273,8300310,8502315,8502451,8502690,8502986,8503012,8503038,8503136,8503209,8503303,8503306,8503309,8503366,8503404,8503585,8503611,10200083,10201630',authuser:0,kscs:'c9c918f0_24'};google.kHL='th';})();(function(){google.lc=[];google.li=0;google.getEI=function(a){for(var b;a&amp;&amp;(!a.getAttribute||!(b=a.getAttribute("eid")));)a=a.parentNode;return b||google.kEI};google.getLEI=function(a){for(var b=null;a&amp;&amp;(!a.getAttribute||!(b=a.getAttribute("leid")));)a=a.parentNode;return b};google.https=function(){return"https:"==window.location.protocol};google.ml=function(){return null};google.wl=function(a,b){try{google.ml(Error(a),!1,b)}catch(d){}};google.time=function(){return(new Date).getTime()};google.log=function(a,b,d,e,g){a=google.logUrl(a,b,d,e,g);if(""!=a){b=new Image;var c=google.lc,f=google.li;c[f]=b;b.onerror=b.onload=b.onabort=function(){delete c[f]};window.google&amp;&amp;window.google.vel&amp;&amp;window.google.vel.lu&amp;&amp;window.google.vel.lu(a);b.src=a;google.li=f+1}};google.logUrl=function(a,b,d,e,g){var c="",f=google.ls||"";if(!d&amp;&amp;-1==b.search("&amp;ei=")){var h=google.getEI(e),c="&amp;ei="+h;-1==b.search("&amp;lei=")&amp;&amp;((e=google.getLEI(e))?c+="&amp;lei="+e:h!=google.kEI&amp;&amp;(c+="&amp;lei="+google.kEI))}a=d||"/"+(g||"gen_204")+"?atyp=i&amp;ct="+a+"&amp;cad="+b+c+f+"&amp;zx="+google.time();/^http:/i.test(a)&amp;&amp;google.https()&amp;&amp;(google.ml(Error("a"),!1,{src:a,glmm:1}),a="");return a};google.y={};google.x=function(a,b){google.y[a.id]=[a,b];return!1};google.load=function(a,b,d){google.x({id:a+k++},function(){google.load(a,b,d)})};var k=0;})();var _gjwl=location;function _gjuc(){var a=_gjwl.href.indexOf("#");if(0&lt;=a&amp;&amp;(a=_gjwl.href.substring(a),0&lt;a.indexOf("&amp;q=")||0&lt;=a.indexOf("#q="))&amp;&amp;(a=a.substring(1),-1==a.indexOf("#"))){for(var d=0;d&lt;a.length;){var b=d;"&amp;"==a.charAt(b)&amp;&amp;++b;var c=a.indexOf("&amp;",b);-1==c&amp;&amp;(c=a.length);b=a.substring(b,c);if(0==b.indexOf("fp="))a=a.substring(0,d)+a.substring(c,a.length),c=d;else if("cad=h"==b)return 0;d=c}_gjwl.href="/search?"+a+"&amp;cad=h";return 1}return 0}</text:p>
      <text:p text:style-name="P1">function _gjh(){!_gjuc()&amp;&amp;window.google&amp;&amp;google.x&amp;&amp;google.x({id:"GJH"},function(){google.nav&amp;&amp;google.nav.gjh&amp;&amp;google.nav.gjh()})};window._gjh&amp;&amp;_gjh();&lt;/script&gt;&lt;style&gt;#gb{font:13px/27px Arial,sans-serif;height:30px}#gbz,#gbg{position:absolute;white-space:nowrap;top:0;height:30px;z-index:1000}#gbz{left:0;padding-left:4px}#gbg{right:0;padding-right:5px}#gbs{background:transparent;position:absolute;top:-999px;visibility:hidden;z-index:998;right:0}.gbto #gbs{background:#fff}#gbx3,#gbx4{background-color:#2d2d2d;background-image:none;_background-image:none;background-position:0 -138px;background-repeat:repeat-x;border-bottom:1px solid #000;font-size:24px;height:29px;_height:30px;opacity:1;filter:alpha(opacity=100);position:absolute;top:0;width:100%;z-index:990}#gbx3{left:0}#gbx4{right:0}#gbb{position:relative}#gbbw{left:0;position:absolute;top:30px;width:100%}.gbtcb{position:absolute;visibility:hidden}#gbz .gbtcb{right:0}#gbg .gbtcb{left:0}.gbxx{display:none !important}.gbxo{opacity:0 !important;filter:alpha(opacity=0) !important}.gbm{position:absolute;z-index:999;top:-999px;visibility:hidden;text-align:left;border:1px solid #bebebe;background:#fff;-moz-box-shadow:-1px 1px 1px rgba(0,0,0,.2);-webkit-box-shadow:0 2px 4px rgba(0,0,0,.2);box-shadow:0 2px 4px rgba(0,0,0,.2)}.gbrtl .gbm{-moz-box-shadow:1px 1px 1px rgba(0,0,0,.2)}.gbto .gbm,.gbto #gbs{top:29px;visibility:visible}#gbz .gbm{left:0}#gbg .gbm{right:0}.gbxms{background-color:#ccc;display:block;position:absolute;z-index:1;top:-1px;left:-2px;right:-2px;bottom:-2px;opacity:.4;-moz-border-radius:3px;filter:progid:DXImageTransform.Microsoft.Blur(pixelradius=5);*opacity:1;*top:-2px;*left:-5px;*right:5px;*bottom:4px;-ms-filter:"progid:DXImageTransform.Microsoft.Blur(pixelradius=5)";opacity:1\0/;top:-4px\0/;left:-6px\0/;right:5px\0/;bottom:4px\0/}.gbma{position:relative;top:-1px;border-style:solid dashed dashed;border-color:transparent;border-top-color:#c0c0c0;display:-moz-inline-box;display:inline-block;font-size:0;height:0;line-height:0;width:0;border-width:3px 3px 0;padding-top:1px;left:4px}#gbztms1,#gbi4m1,#gbi4s,#gbi4t{zoom:1}.gbtc,.gbmc,.gbmcc{display:block;list-style:none;margin:0;padding:0}.gbmc{background:#fff;padding:10px 0;position:relative;z-index:2;zoom:1}.gbt{position:relative;display:-moz-inline-box;display:inline-block;line-height:27px;padding:0;vertical-align:top}.gbt{*display:inline}.gbto{box-shadow:0 2px 4px rgba(0,0,0,.2);-moz-box-shadow:0 2px 4px rgba(0,0,0,.2);-webkit-box-shadow:0 2px 4px rgba(0,0,0,.2)}.gbzt,.gbgt{cursor:pointer;display:block;text-decoration:none !important}span#gbg6,span#gbg4{cursor:default}.gbts{border-left:1px solid transparent;border-right:1px solid transparent;display:block;*display:inline-block;padding:0 5px;position:relative;z-index:1000}.gbts{*display:inline}.gbzt .gbts{display:inline;zoom:1}.gbto .gbts{background:#fff;border-color:#bebebe;color:#36c;padding-bottom:1px;padding-top:2px}.gbz0l .gbts{color:#fff;font-weight:bold}.gbtsa{padding-right:9px}#gbz .gbzt,#gbz .gbgt,#gbg .gbgt{color:#ccc!important}.gbtb2{display:block;border-top:2px solid transparent}.gbto .gbzt .gbtb2,.gbto .gbgt .gbtb2{border-top-width:0}.gbtb .gbts{background:url(//ssl.gstatic.com/gb/images/b_8d5afc09.png);_background:url(//ssl.gstatic.com/gb/images/b8_3615d64d.png);background-position:-27px -22px;border:0;font-size:0;padding:29px 0 0;*padding:27px 0 0;width:1px}.gbzt:hover,.gbzt:focus,.gbgt-hvr,.gbgt:focus{background-color:#4c4c4c;background-image:none;_background-image:none;background-position:0 -102px;background-repeat:repeat-x;outline:none;text-decoration:none !important}.gbpdjs .gbto .gbm{min-width:99%}.gbz0l .gbtb2{border-top-color:#dd4b39!important}#gbi4s,#gbi4s1{font-weight:bold}#gbg6.gbgt-hvr,#gbg6.gbgt:focus{background-color:transparent;background-image:none}.gbg4a{font-size:0;line-height:0}.gbg4a .gbts{padding:27px 5px 0;*padding:25px 5px 0}.gbto .gbg4a .gbts{padding:29px 5px 1px;*padding:27px 5px 1px}#gbi4i,#gbi4id{left:5px;border:0;height:24px;position:absolute;top:1px;width:24px}.gbto #gbi4i,.gbto #gbi4id{top:3px}.gbi4p{display:block;width:24px}#gbi4id{background-position:-44px -101px}#gbmpid{background-position:0 0}#gbmpi,#gbmpid{border:none;display:inline-block;height:48px;width:48px}#gbmpiw{display:inline-block;line-height:9px;padding-left:20px;margin-top:10px;position:relative}#gbmpi,#gbmpid,#gbmpiw{*display:inline}#gbg5{font-size:0}#gbgs5{padding:5px !important}.gbto #gbgs5{padding:7px 5px 6px !important}#gbi5{background:url(//ssl.gstatic.com/gb/images/b_8d5afc09.png);_background:url(//ssl.gstatic.com/gb/images/b8_3615d64d.png);background-position:0 0;display:block;font-size:0;height:17px;width:16px}.gbto #gbi5{background-position:-6px -22px}.gbn .gbmt,.gbn .gbmt:visited,.gbnd .gbmt,.gbnd .gbmt:visited{color:#dd8e27 !important}.gbf .gbmt,.gbf .gbmt:visited{color:#900 !important}.gbmt,.gbml1,.gbmlb,.gbmt:visited,.gbml1:visited,.gbmlb:visited{color:#36c !important;text-decoration:none !important}.gbmt,.gbmt:visited{display:block}.gbml1,.gbmlb,.gbml1:visited,.gbmlb:visited{display:inline-block;margin:0 10px}.gbml1,.gbmlb,.gbml1:visited,.gbmlb:visited{*display:inline}.gbml1,.gbml1:visited{padding:0 10px}.gbml1-hvr,.gbml1:focus{outline:none;text-decoration:underline !important}#gbpm .gbml1{display:inline;margin:0;padding:0;white-space:nowrap}.gbmlb,.gbmlb:visited{line-height:27px}.gbmlb-hvr,.gbmlb:focus{outline:none;text-decoration:underline !important}.gbmlbw{color:#ccc;margin:0 10px}.gbmt{padding:0 20px}.gbmt:hover,.gbmt:focus{background:#eee;cursor:pointer;outline:0 solid black;text-decoration:none !important}.gbm0l,.gbm0l:visited{color:#000 !important;font-weight:bold}.gbmh{border-top:1px solid #bebebe;font-size:0;margin:10px 0}#gbd4 .gbmc{background:#f5f5f5;padding-top:0}#gbd4 .gbsbic::-webkit-scrollbar-track:vertical{background-color:#f5f5f5;margin-top:2px}#gbmpdv{background:#fff;border-bottom:1px solid #bebebe;-moz-box-shadow:0 2px 4px rgba(0,0,0,.12);-o-box-shadow:0 2px 4px rgba(0,0,0,.12);-webkit-box-shadow:0 2px 4px rgba(0,0,0,.12);box-shadow:0 2px 4px <text:soft-page-break/>rgba(0,0,0,.12);position:relative;z-index:1}#gbd4 .gbmh{margin:0}.gbmtc{padding:0;margin:0;line-height:27px}.GBMCC:last-child:after,#GBMPAL:last-child:after{content:'\0A\0A';white-space:pre;position:absolute}#gbmps{*zoom:1}#gbd4 .gbpc,#gbmpas .gbmt{line-height:17px}#gbd4 .gbpgs .gbmtc{line-height:27px}#gbd4 .gbmtc{border-bottom:1px solid #bebebe}#gbd4 .gbpc{display:inline-block;margin:16px 0 10px;padding-right:50px;vertical-align:top}#gbd4 .gbpc{*display:inline}.gbpc .gbps,.gbpc .gbps2{display:block;margin:0 20px}#gbmplp.gbps{margin:0 10px}.gbpc .gbps{color:#000;font-weight:bold}.gbpc .gbpd{margin-bottom:5px}.gbpd .gbmt,.gbpd .gbps{color:#666 !important}.gbpd .gbmt{opacity:.4;filter:alpha(opacity=40)}.gbps2{color:#666;display:block}.gbp0{display:none}.gbp0 .gbps2{font-weight:bold}#gbd4 .gbmcc{margin-top:5px}.gbpmc{background:#fef9db}.gbpmc .gbpmtc{padding:10px 20px}#gbpm{border:0;*border-collapse:collapse;border-spacing:0;margin:0;white-space:normal}#gbpm .gbpmtc{border-top:none;color:#000 !important;font:11px Arial,sans-serif}#gbpms{*white-space:nowrap}.gbpms2{font-weight:bold;white-space:nowrap}#gbmpal{*border-collapse:collapse;border-spacing:0;border:0;margin:0;white-space:nowrap;width:100%}.gbmpala,.gbmpalb{font:13px Arial,sans-serif;line-height:27px;padding:10px 20px 0;white-space:nowrap}.gbmpala{padding-left:0;text-align:left}.gbmpalb{padding-right:0;text-align:right}#gbmpasb .gbps{color:#000}#gbmpal .gbqfbb{margin:0 20px}.gbp0 .gbps{*display:inline}a.gbiba{margin:8px 20px 10px}.gbmpiaw{display:inline-block;padding-right:10px;margin-bottom:6px;margin-top:10px}.gbxv{visibility:hidden}.gbmpiaa{display:block;margin-top:10px}.gbmpia{border:none;display:block;height:48px;width:48px}.gbmpnw{display:inline-block;height:auto;margin:10px 0;vertical-align:top}</text:p>
      <text:p text:style-name="P1">.gbqfb,.gbqfba,.gbqfbb{-moz-border-radius:2px;-webkit-border-radius:2px;border-radius:2px;cursor:default !important;display:inline-block;font-weight:bold;height:29px;line-height:29px;min-width:54px;*min-width:70px;padding:0 8px;text-align:center;text-decoration:none !important;-moz-user-select:none;-webkit-user-select:none}.gbqfb:focus,.gbqfba:focus,.gbqfbb:focus{border:1px solid #4d90fe;-moz-box-shadow:inset 0 0 0 1px rgba(255, 255, 255, 0.5);-webkit-box-shadow:inset 0 0 0 1px rgba(255, 255, 255, 0.5);box-shadow:inset 0 0 0 1px rgba(255, 255, 255, 0.5);outline:none}.gbqfb-hvr:focus,.gbqfba-hvr:focus,.gbqfbb-hvr:focus{-webkit-box-shadow:inset 0 0 0 1px #fff,0 1px 1px rgba(0,0,0,.1);-moz-box-shadow:inset 0 0 0 1px #fff,0 1px 1px rgba(0,0,0,.1);box-shadow:inset 0 0 0 1px #fff,0 1px 1px rgba(0,0,0,.1)}.gbqfb-no-focus:focus{border:1px solid #3079ed;-moz-box-shadow:none;-webkit-box-shadow:none;box-shadow:none}.gbqfb-hvr,.gbqfba-hvr,.gbqfbb-hvr{-webkit-box-shadow:0 1px 1px rgba(0,0,0,.1);-moz-box-shadow:0 1px 1px rgba(0,0,0,.1);box-shadow:0 1px 1px rgba(0,0,0,.1)}.gbqfb::-moz-focus-inner,.gbqfba::-moz-focus-inner,.gbqfbb::-moz-focus-inner{border:0}.gbqfba,.gbqfbb{border:1px solid #dcdcdc;border-color:rgba(0,0,0,.1);color:#444 !important;font-size:11px}.gbqfb{background-color:#4d90fe;background-image:-webkit-gradient(linear,left top,left bottom,from(#4d90fe),to(#4787ed));background-image:-webkit-linear-gradient(top,#4d90fe,#4787ed);background-image:-moz-linear-gradient(top,#4d90fe,#4787ed);background-image:-ms-linear-gradient(top,#4d90fe,#4787ed);background-image:-o-linear-gradient(top,#4d90fe,#4787ed);background-image:linear-gradient(top,#4d90fe,#4787ed);filter:progid:DXImageTransform.Microsoft.gradient(startColorStr='#4d90fe',EndColorStr='#4787ed');border:1px solid #3079ed;color:#fff!important;margin:0 0}.gbqfb-hvr{border-color:#2f5bb7}.gbqfb-hvr:focus{border-color:#2f5bb7}.gbqfb-hvr,.gbqfb-hvr:focus{background-color:#357ae8;background-image:-webkit-gradient(linear,left top,left bottom,from(#4d90fe),to(#357ae8));background-image:-webkit-linear-gradient(top,#4d90fe,#357ae8);background-image:-moz-linear-gradient(top,#4d90fe,#357ae8);background-image:-ms-linear-gradient(top,#4d90fe,#357ae8);background-image:-o-linear-gradient(top,#4d90fe,#357ae8);background-image:linear-gradient(top,#4d90fe,#357ae8)}.gbqfb:active{background-color:inherit;-webkit-box-shadow:inset 0 1px 2px rgba(0, 0, 0, 0.3);-moz-box-shadow:inset 0 1px 2px rgba(0, 0, 0, 0.3);box-shadow:inset 0 1px 2px rgba(0, 0, 0, 0.3)}.gbqfba{background-color:#f5f5f5;background-image:-webkit-gradient(linear,left top,left bottom,from(#f5f5f5),to(#f1f1f1));background-image:-webkit-linear-gradient(top,#f5f5f5,#f1f1f1);background-image:-moz-linear-gradient(top,#f5f5f5,#f1f1f1);background-image:-ms-linear-gradient(top,#f5f5f5,#f1f1f1);background-image:-o-linear-gradient(top,#f5f5f5,#f1f1f1);background-image:linear-gradient(top,#f5f5f5,#f1f1f1);filter:progid:DXImageTransform.Microsoft.gradient(startColorStr='#f5f5f5',EndColorStr='#f1f1f1')}.gbqfba-hvr,.gbqfba-hvr:active{background-color:#f8f8f8;background-image:-webkit-gradient(linear,left top,left bottom,from(#f8f8f8),to(#f1f1f1));background-image:-webkit-linear-gradient(top,#f8f8f8,#f1f1f1);background-image:-moz-linear-gradient(top,#f8f8f8,#f1f1f1);background-image:-ms-linear-gradient(top,#f8f8f8,#f1f1f1);background-image:-o-linear-gradient(top,#f8f8f8,#f1f1f1);background-image:linear-gradient(top,#f8f8f8,#f1f1f1);filter:progid:DXImageTransform.Microsoft.gradient(startColorStr='#f8f8f8',EndColorStr='#f1f1f1')}.gbqfbb{background-color:#fff;background-image:-webkit-gradient(linear,left top,left bottom,from(#fff),to(#fbfbfb));background-image:-webkit-linear-gradient(top,#fff,#fbfbfb);background-image:-moz-linear-gradient(top,#fff,#fbfbfb);background-image:-ms-linear-gradient(top,#fff,#fbfbfb);background-image:-o-linear-gradient(top,#fff,#fbfbfb);background-image:linear-gradient(top,#fff,#fbfbfb);filter:progid:DXImageTransform.Microsoft.gradient(startColorStr='#ffffff',EndColorStr='#fbfbfb')}.gbqfbb-hvr,.gbqfbb-hvr:active{background-color:#fff;background-image:-webkit-gradient(linear,left top,left bottom,from(#fff),to(#f8f8f8));background-image:-webkit-linear-gradient(top,#fff,#f8f8f8);background-image:-moz-linear-gradient(top,#fff,#f8f8f8);background-image:-ms-linear-gradient(top,#fff,#f8f8f8);background-image:-o-linear-gradient(top,#fff,#f8f8f8);background-image:linear-gradient(top,#fff,#f8f8f8);filter:progid:DXImageTransform.Microsoft.gradient(startColorStr='#ffffff',EndColorStr='#f8f8f8')}.gbqfba-hvr,.gbqfba-hvr:active,.gbqfbb-hvr,.gbqfbb-hvr:active{border-color:#c6c6c6;-webkit-box-shadow:0 1px 1px rgba(0,0,0,.1);-moz-box-shadow:0 1px 1px rgba(0,0,0,.1);box-shadow:0 1px 1px rgba(0,0,0,.1);color:#222 !important}.gbqfba:active,.gbqfbb:active{-webkit-box-shadow:inset 0 1px 2px rgba(0,0,0,.1);-moz-box-shadow:inset 0 1px 2px rgba(0,0,0,.1);box-shadow:inset 0 1px 2px rgba(0,0,0,.1)}</text:p>
      <text:p text:style-name="P1">#gbmpas{max-height:220px}#gbmm{max-height:530px}.gbsb{-webkit-box-sizing:border-box;display:block;position:relative;*zoom:1}.gbsbic{overflow:auto}.gbsbis .gbsbt,.gbsbis .gbsbb{-webkit-mask-box-image:-webkit-gradient(linear,left top,right top,color-stop(0,rgba(0,0,0,.1)),color-stop(.5,rgba(0,0,0,.8)),color-stop(1,rgba(0,0,0,.1)));left:0;margin-right:0;opacity:0;position:absolute;width:100%}.gbsb .gbsbt:after,.gbsb .gbsbb:after{content:"";display:block;height:0;left:0;position:absolute;width:100%}.gbsbis .gbsbt{background:-webkit-gradient(linear,left top,left bottom,from(rgba(0,0,0,.2)),to(rgba(0,0,0,0)));background-image:-webkit-linear-gradient(top,rgba(0,0,0,.2),rgba(0,0,0,0));background-image:-moz-linear-gradient(top,rgba(0,0,0,.2),rgba(0,0,0,0));background-image:-ms-linear-gradient(top,rgba(0,0,0,.2),rgba(0,0,0,0));background-image:-o-linear-gradient(top,rgba(0,0,0,.2),rgba(0,0,0,0));background-image:linear-gradient(top,rgba(0,0,0,.2),rgba(0,0,0,0));height:6px;top:0}.gbsb .gbsbt:after{border-top:1px solid #ebebeb;border-color:rgba(0,0,0,.3);top:0}.gbsb .gbsbb{-webkit-mask-box-image:-webkit-gradient(linear,left top,right top,color-stop(0,rgba(0,0,0,.1)),color-stop(.5,rgba(0,0,0,.8)),color-stop(1,rgba(0,0,0,.1)));background:-webkit-gradient(linear,left bottom,left top,from(rgba(0,0,0,.2)),to(rgba(0,0,0,0)));background-image:-webkit-linear-gradient(bottom,rgba(0,0,0,.2),rgba(0,0,0,0));background-image:-moz-linear-gradient(bottom,rgba(0,0,0,.2),rgba(0,0,0,0));background-image:-ms-linear-gradient(bottom,rgba(0,0,0,.2),rgba(0,0,0,0));background-image:-o-linear-gradient(bottom,rgba(0,0,0,.2),rgba(0,0,0,0));background-image:linear-gradient(bottom,rgba(0,0,0,.2),rgba(0,0,0,0));bottom:0;height:4px}.gbsb .gbsbb:after{border-bottom:1px solid #ebebeb;border-color:rgba(0,0,0,.3);bottom:0}</text:p>
      <text:p text:style-name="P1">&lt;/style&gt;&lt;style&gt;body,td,a,p,.h{font-family:arial,sans-serif}body{margin:0;overflow-y:scroll}#gog{padding:3px 8px 0}td{line-height:.8em}.gac_m td{line-height:17px}form{margin-bottom:20px}.h{color:#36c}.q{color:#00c}.ts td{padding:0}.ts{border-collapse:collapse}em{color:#c03;font-style:normal;font-weight:normal}a em{text-decoration:underline}.lst{height:25px;width:496px}.gsfi,.lst{font:18px arial,sans-serif}.gsfs{font:17px arial,sans-serif}.ds{display:inline-box;display:inline-block;margin:3px 0 4px;margin-left:4px}input{font-family:inherit}a.gb1,a.gb2,a.gb3,a.gb4{color:#11c !important}body{background:#fff;color:black}a{color:#11c;text-decoration:none}a:hover,a:active{text-decoration:underline}.fl a{color:#36c}a:visited{color:#551a8b}a.gb1,a.gb4{text-decoration:underline}a.gb3:hover{text-decoration:none}#ghead a.gb2:hover{color:#fff !important}.sblc{padding-top:5px}.sblc a{display:block;margin:2px 0;margin-left:13px;font-<text:soft-page-break/>size:11px}.lsbb{background:#eee;border:solid 1px;border-color:#ccc #999 #999 #ccc;height:30px}.lsbb{display:block}.ftl,#fll a{display:inline-block;margin:0 12px}.lsb{background:url(/images/nav_logo229.png) 0 -261px repeat-x;border:none;color:#000;cursor:pointer;height:30px;margin:0;outline:0;font:15px arial,sans-serif;vertical-align:top}.lsb:active{background:#ccc}.lst:focus{outline:none}.tiah{width:458px}&lt;/style&gt;&lt;script&gt;(function(){try{var e=this;var aa=function(a,b,c,d){d=d||{};d._sn=["cfg",b,c].join(".");window.gbar.logger.ml(a,d)};var h=window.gbar=window.gbar||{},k=window.gbar.i=window.gbar.i||{},ba;function _tvn(a,b){var c=parseInt(a,10);return isNaN(c)?b:c}function _tvf(a,b){var c=parseFloat(a);return isNaN(c)?b:c}function _tvv(a){return!!a}function p(a,b,c){(c||h)[a]=b}h.bv={n:_tvn("2",0),r:"",f:".66.41.",e:"1300102,3700310,3700388",m:_tvn("1",1)};</text:p>
      <text:p text:style-name="P1">function ca(a,b,c){var d="on"+b;if(a.addEventListener)a.addEventListener(b,c,!1);else if(a.attachEvent)a.attachEvent(d,c);else{var f=a[d];a[d]=function(){var a=f.apply(this,arguments),b=c.apply(this,arguments);return void 0==a?b:void 0==b?a:b&amp;&amp;a}}}var da=function(a){return function(){return h.bv.m==a}},ea=da(1),fa=da(2);p("sb",ea);p("kn",fa);k.a=_tvv;k.b=_tvf;k.c=_tvn;k.i=aa;var q=window.gbar.i.i;var u=function(){},v=function(){},ia=function(a){var b=new Image,c=ga;b.onerror=b.onload=b.onabort=function(){try{delete ha[c]}catch(a){}};ha[c]=b;b.src=a;ga=c+1},ha=[],ga=0;p("logger",{il:v,ml:u,log:ia});var w=window.gbar.logger;var y={},ja={},A=[],ka=k.b("0.1",.1),la=k.a("1",!0),ma=function(a,b){A.push([a,b])},na=function(a,b){y[a]=b},oa=function(a){return a in y},B={},C=function(a,b){B[a]||(B[a]=[]);B[a].push(b)},D=function(a){C("m",a)},pa=function(a,b){var c=document.createElement("script");c.src=a;c.async=la;Math.random()&lt;ka&amp;&amp;(c.onerror=function(){c.onerror=null;u(Error("Bundle load failed: name="+(b||"UNK")+" url="+a))});(document.getElementById("xjsc")||document.getElementsByTagName("body")[0]||</text:p>
      <text:p text:style-name="P1">document.getElementsByTagName("head")[0]).appendChild(c)},F=function(a){for(var b=0,c;(c=A[b])&amp;&amp;c[0]!=a;++b);!c||c[1].l||c[1].s||(c[1].s=!0,qa(2,a),c[1].url&amp;&amp;pa(c[1].url,a),c[1].libs&amp;&amp;E&amp;&amp;E(c[1].libs))},ra=function(a){C("gc",a)},sa=null,ta=function(a){sa=a},qa=function(a,b,c){if(sa){a={t:a,b:b};if(c)for(var d in c)a[d]=c[d];try{sa(a)}catch(f){}}};p("mdc",y);p("mdi",ja);p("bnc",A);p("qGC",ra);p("qm",D);p("qd",B);p("lb",F);p("mcf",na);p("bcf",ma);p("aq",C);p("mdd","");</text:p>
      <text:p text:style-name="P1">p("has",oa);p("trh",ta);p("tev",qa);if(k.a("1")){var ua=k.a("1"),va=k.a(""),wa=k.a(""),xa=window.gapi={},ya=function(a,b){var c=function(){h.dgl(a,b)};ua?D(c):(C("gl",c),F("gl"))},za={},Aa=function(a){a=a.split(":");for(var b;(b=a.pop())&amp;&amp;za[b];);return!b},E=function(a){function b(){for(var b=a.split(":"),d=0,f;f=b[d];++d)za[f]=1;for(b=0;d=A[b];++b)d=d[1],(f=d.libs)&amp;&amp;!d.l&amp;&amp;d.i&amp;&amp;Aa(f)&amp;&amp;d.i()}h.dgl(a,b)},H=window.___jsl={};H.h="m;/_/scs/abc-static/_/js/k=gapi.gapi.en.73CODytQm18.O/m=__features__/am=AAQ/rt=j/d=1/rs=AHpOoo_oUuymWPUqneZS_mOrlV9L5nz06Q";H.ms="https://apis.google.com";</text:p>
      <text:p text:style-name="P1">H.m="";H.l=[];ua||A.push(["gl",{url:"//ssl.gstatic.com/gb/js/abc/glm_e7bb39a7e1a24581ff4f8d199678b1b9.js"}]);var Ba={pu:va,sh:"",si:wa,hl:"th"};y.gl=Ba;p("load",ya,xa);p("dgl",ya);p("agl",Aa);k.o=ua};var Ca=k.b("0.1",.001),Da=0;</text:p>
      <text:p text:style-name="P1">function _mlToken(a,b){try{if(1&gt;Da){Da++;var c,d=a,f=b||{},g=encodeURIComponent,l=["//www.google.com/gen_204?atyp=i&amp;zx=",(new Date).getTime(),"&amp;jexpid=",g("28834"),"&amp;srcpg=",g("prop=1"),"&amp;jsr=",Math.round(1/Ca),"&amp;ogev=",g("-ufGVqTdIMiHmQGi24LACA"),"&amp;ogf=",h.bv.f,"&amp;ogrp=",g(""),"&amp;ogv=",g("1455147375.0"),"&amp;oggv="+g("es_plusone_gc_20160210.0_p0"),"&amp;ogd=",g("co.th"),"&amp;ogc=",g("THA"),"&amp;ogl=",g("th")];f._sn&amp;&amp;(f._sn=</text:p>
      <text:p text:style-name="P1">"og."+f._sn);for(var n in f)l.push("&amp;"),l.push(g(n)),l.push("="),l.push(g(f[n]));l.push("&amp;emsg=");l.push(g(d.name+":"+d.message));var m=l.join("");Ea(m)&amp;&amp;(m=m.substr(0,2E3));c=m;var r=window.gbar.logger._aem(a,c);ia(r)}}catch(z){}}var Ea=function(a){return 2E3&lt;=a.length},Fa=function(a,b){return b};function Ga(a){u=a;p("_itl",Ea,w);p("_aem",Fa,w);p("ml",u,w);a={};y.er=a}k.a("")?Ga(function(a){throw a;}):k.a("1")&amp;&amp;Math.random()&lt;Ca&amp;&amp;Ga(_mlToken);var _E="left",Ha=k.a(""),J=function(a,b){var c=a.className;I(a,b)||(a.className+=(""!=c?" ":"")+b)},K=function(a,b){var c=a.className,d=new RegExp("\\s?\\b"+b+"\\b");c&amp;&amp;c.match(d)&amp;&amp;(a.className=c.replace(d,""))},I=function(a,b){var c=new RegExp("\\b"+b+"\\b"),d=a.className;return!(!d||!d.match(c))},Ia=function(a,b){I(a,b)?K(a,b):J(a,b)},Ja=function(a,b){a[b]=function(c){var d=arguments;h.qm(function(){a[b].apply(this,d)})}},Ka=function(a){a=["//www.gstatic.com",</text:p>
      <text:p text:style-name="P1">"/og/_/js/d=1/k=","og.og2.en_US.9zbiz5bvJDc.O","/rt=j/m=",a,"/rs=","AA2YrTttVKqvr1FYHsbVAI7E5ltriJkSlQ"];Ha&amp;&amp;a.push("?host=www.gstatic.com&amp;bust=og.og2.en_US.H9wm3IIm1lk.DU");a=a.join("");pa(a)};p("ca",J);p("cr",K);p("cc",I);k.k=J;k.l=K;k.m=I;k.n=Ia;k.p=Ka;k.q=Ja;var La=["gb_71","gb_155"],Ma;function Na(a){Ma=a}function Oa(a){var b=Ma&amp;&amp;!a.href.match(/.*\/accounts\/ClearSID[?]/)&amp;&amp;encodeURIComponent(Ma());b&amp;&amp;(a.href=a.href.replace(/([?&amp;]continue=)[^&amp;]*/,"$1"+b))}function Pa(a){window.gApplication&amp;&amp;(a.href=window.gApplication.getTabUrl(a.href))}function Qa(a){try{var b=(document.forms[0].q||"").value;b&amp;&amp;(a.href=a.href.replace(/([?&amp;])q=[^&amp;]*|$/,function(a,d){return(d||"&amp;")+"q="+encodeURIComponent(b)}))}catch(c){q(c,"sb","pq")}}</text:p>
      <text:p text:style-name="P1">var Ra=function(){for(var a=[],b=0,c;c=La[b];++b)(c=document.getElementById(c))&amp;&amp;a.push(c);return a},Sa=function(){var a=Ra();return 0&lt;a.length?a[0]:null},Ta=function(){return document.getElementById("gb_70")},L={},M={},Ua={},N={},O=void 0,Za=function(a,b){try{var c=document.getElementById("gb");J(c,"gbpdjs");P();Va(document.getElementById("gb"))&amp;&amp;J(c,"gbrtl");if(b&amp;&amp;b.getAttribute){var d=b.getAttribute("aria-owns");if(d.length){var f=document.getElementById(d);if(f){var g=b.parentNode;if(O==d)O=void 0,</text:p>
      <text:p text:style-name="P1">K(g,"gbto");else{if(O){var l=document.getElementById(O);if(l&amp;&amp;l.getAttribute){var n=l.getAttribute("aria-owner");if(n.length){var m=document.getElementById(n);m&amp;&amp;m.parentNode&amp;&amp;K(m.parentNode,"gbto")}}}Wa(f)&amp;&amp;Xa(f);O=d;J(g,"gbto")}}}}D(function(){h.tg(a,b,!0)});Ya(a)}catch(r){q(r,"sb","tg")}},$a=function(a){D(function(){h.close(a)})},ab=function(a){D(function(){h.rdd(a)})},Va=function(a){var b,c=document.defaultView;c&amp;&amp;c.getComputedStyle?(a=c.getComputedStyle(a,""))&amp;&amp;(b=a.direction):b=a.currentStyle?</text:p>
      <text:p text:style-name="P1">a.currentStyle.direction:a.style.direction;return"rtl"==b},cb=function(a,b,c){if(a)try{var d=document.getElementById("gbd5");if(d){var f=d.firstChild,g=f.firstChild,l=document.createElement("li");l.className=b+" gbmtc";l.id=c;a.className="gbmt";l.appendChild(a);if(g.hasChildNodes()){c=[["gbkc"],["gbf","gbe","gbn"],["gbkp"],["gbnd"]];for(var d=0,n=g.childNodes.length,f=!1,m=-1,r=0,z;z=c[r];r++){for(var T=0,G;G=z[T];T++){for(;d&lt;n&amp;&amp;I(g.childNodes[d],G);)d++;if(G==b){g.insertBefore(l,g.childNodes[d]||</text:p>
      <text:p text:style-name="P1">null);f=!0;break}}if(f){if(d+1&lt;g.childNodes.length){var U=g.childNodes[d+1];I(U.firstChild,"gbmh")||bb(U,z)||(m=d+1)}else if(0&lt;=d-1){var V=g.childNodes[d-1];I(V.firstChild,"gbmh")||bb(V,z)||(m=d)}break}0&lt;d&amp;&amp;d+1&lt;n&amp;&amp;d++}if(0&lt;=m){var t=document.createElement("li"),x=document.createElement("div");t.className="gbmtc";x.className="gbmt gbmh";t.appendChild(x);g.insertBefore(t,g.childNodes[m])}h.addHover&amp;&amp;h.addHover(a)}else g.appendChild(l)}}catch(Ab){q(Ab,"sb","al")}},bb=function(a,b){for(var c=b.length,</text:p>
      <text:p text:style-name="P1">d=0;d&lt;c;d++)if(I(a,b[d]))return!0;return!1},db=function(a,b,c){cb(a,b,c)},eb=function(a,b){cb(a,"gbe",b)},fb=function(){D(function(){h.pcm&amp;&amp;h.pcm()})},gb=function(){D(function(){h.pca&amp;&amp;h.pca()})},hb=function(a,b,c,d,f,g,l,n,m,r){D(function(){h.paa&amp;&amp;h.paa(a,b,c,d,f,g,l,n,m,r)})},ib=function(a,b){L[a]||(L[a]=[]);L[a].push(b)},jb=function(a,b){M[a]||(M[a]=[]);M[a].push(b)},kb=function(a,b){Ua[a]=b},lb=function(a,b){N[a]||(N[a]=[]);N[a].push(b)},Ya=function(a){a.preventDefault&amp;&amp;a.preventDefault();a.returnValue=</text:p>
      <text:p text:style-name="P1">!1;a.cancelBubble=!0},mb=null,Xa=function(a,b){P();if(a){nb(a,"การเปิด&amp;hellip;");Q(a,!0);var c="undefined"!=typeof b?b:1E4,d=function(){ob(a)};mb=window.setTimeout(d,c)}},pb=function(a){P();a&amp;&amp;(Q(a,!1),nb(a,""))},ob=function(a){try{P();var b=a||document.getElementById(O);b&amp;&amp;(nb(b,"บริการนี้ยังไม่สามารถใช้งานได้ในขณะนี้%1$sกรุณาลองอีกครั้งภายหลัง","%1$s"),Q(b,!0))}catch(c){q(c,"sb","sdhe")}},nb=function(a,b,c){if(a&amp;&amp;b){var d=Wa(a);if(d){if(c){d.innerHTML="";b=b.split(c);c=0;for(var f;f=b[c];c++){var g=document.createElement("div");</text:p>
      <text:p text:style-name="P1"><text:soft-page-break/>g.innerHTML=f;d.appendChild(g)}}else d.innerHTML=b;Q(a,!0)}}},Q=function(a,b){var c=void 0!==b?b:!0;c?J(a,"gbmsgo"):K(a,"gbmsgo")},Wa=function(a){for(var b=0,c;c=a.childNodes[b];b++)if(I(c,"gbmsg"))return c},P=function(){mb&amp;&amp;window.clearTimeout(mb)},qb=function(a){var b="inner"+a;a="offset"+a;return window[b]?window[b]:document.documentElement&amp;&amp;document.documentElement[a]?document.documentElement[a]:0},rb=function(){return!1},sb=function(){return!!O};p("so",Sa);p("sos",Ra);p("si",Ta);p("tg",Za);</text:p>
      <text:p text:style-name="P1">p("close",$a);p("rdd",ab);p("addLink",db);p("addExtraLink",eb);p("pcm",fb);p("pca",gb);p("paa",hb);p("ddld",Xa);p("ddrd",pb);p("dderr",ob);p("rtl",Va);p("op",sb);p("bh",L);p("abh",ib);p("dh",M);p("adh",jb);p("ch",N);p("ach",lb);p("eh",Ua);p("aeh",kb);ba=k.a("")?Pa:Qa;p("qs",ba);p("setContinueCb",Na);p("pc",Oa);p("bsy",rb);k.d=Ya;k.j=qb;var tb={};y.base=tb;A.push(["m",{url:"//ssl.gstatic.com/gb/js/sem_983408bab91a2f4cfd9deb5f9119e78c.js"}]);h.sg={c:"1"};p("wg",{rg:{}});var ub={tiw:k.c("15000",0),tie:k.c("30000",0)};y.wg=ub;var vb={thi:k.c("10000",0),thp:k.c("180000",0),tho:k.c("5000",0),tet:k.b("0.5",0)};y.wm=vb;if(k.a("1")){var wb=k.a("");A.push(["gc",{auto:wb,url:"//ssl.gstatic.com/gb/js/abc/gci_91f30755d6a6b787dcc2a4062e6e9824.js",libs:"googleapis.client:plusone:gapi.iframes"}]);var xb={version:"gci_91f30755d6a6b787dcc2a4062e6e9824.js",index:"",lang:"th"};y.gc=xb;var yb=function(a){window.googleapis&amp;&amp;window.iframes?a&amp;&amp;a():(a&amp;&amp;ra(a),F("gc"))};p("lGC",yb);k.a("1")&amp;&amp;p("lPWF",yb)};window.__PVT="";if(k.a("1")&amp;&amp;k.a("1")){var zb=function(a){yb(function(){C("pw",a);F("pw")})};p("lPW",zb);A.push(["pw",{url:"//ssl.gstatic.com/gb/js/abc/pwm_45f73e4df07a0e388b0fa1f3d30e7280.js"}]);var Bb=[],Cb=function(a){Bb[0]=a},Db=function(a,b){var c=b||{};c._sn="pw";u(a,c)},Eb={signed:Bb,elog:Db,base:"https://plusone.google.com/u/0",loadTime:(new Date).getTime()};y.pw=Eb;var Fb=function(a,b){for(var c=b.split("."),d=function(){var b=arguments;a(function(){for(var a=h,d=0,f=c.length-1;d&lt;f;++d)a=a[c[d]];a[c[d]].apply(a,b)})},f=h,g=0,l=c.length-1;g&lt;</text:p>
      <text:p text:style-name="P1">l;++g)f=f[c[g]]=f[c[g]]||{};return f[c[g]]=d};Fb(zb,"pw.clk");Fb(zb,"pw.hvr");p("su",Cb,h.pw)};var Gb=[1,2,3,4,5,6,9,10,11,13,14,28,29,30,34,35,37,38,39,40,41,42,43,48,49,500];var Hb=k.b("0.001",1E-4),Ib=k.b("1",1),Jb=!1,Kb=!1;if(k.a("1")){var Lb=Math.random();Lb&lt;Hb&amp;&amp;(Jb=!0);Lb&lt;Ib&amp;&amp;(Kb=!0)}var R=null;</text:p>
      <text:p text:style-name="P1">function Mb(a,b){var c=Hb,d=Jb,f;f=a;if(!R){R={};for(var g=0;g&lt;Gb.length;g++){var l=Gb[g];R[l]=!0}}if(f=!!R[f])c=Ib,d=Kb;if(d){var d=encodeURIComponent,n="es_plusone_gc_20160210.0_p0",m;h.rp?(m=h.rp(),m="-1"!=m?m:""):m="";f=(new Date).getTime();var g=d("28834"),l=d("-ufGVqTdIMiHmQGi24LACA"),r=h.bv.f,z=d("1");m=d(m);var c=Math.round(1/c),T=d("1455147375.0"),n=n?"&amp;oggv="+d(n):"",G=d("co.th"),U=d("th"),</text:p>
      <text:p text:style-name="P1">V=d("THA"),t;t=0;k.a("")&amp;&amp;(t|=1);k.a("")&amp;&amp;(t|=2);k.a("")&amp;&amp;(t|=4);f=["//www.google.com/gen_204?atyp=i&amp;zx=",f,"&amp;oge=",a,"&amp;ogex=",g,"&amp;ogev=",l,"&amp;ogf=",r,"&amp;ogp=",z,"&amp;ogrp=",m,"&amp;ogsr=",c,"&amp;ogv=",T,n,"&amp;ogd=",G,"&amp;ogl=",U,"&amp;ogc=",V,"&amp;ogus=",t];if(b){"ogw"in b&amp;&amp;(f.push("&amp;ogw="+b.ogw),delete b.ogw);var x,g=b,l=[];for(x in g)0!=l.length&amp;&amp;l.push(","),l.push(Nb(x)),l.push("."),l.push(Nb(g[x]));x=l.join("");""!=x&amp;&amp;(f.push("&amp;ogad="),f.push(d(x)))}ia(f.join(""))}}</text:p>
      <text:p text:style-name="P1">function Nb(a){"number"==typeof a&amp;&amp;(a+="");return"string"==typeof a?a.replace(".","%2E").replace(",","%2C"):a}v=Mb;p("il",v,w);var Ob={};y.il=Ob;var Pb=function(a,b,c,d,f,g,l,n,m,r){D(function(){h.paa(a,b,c,d,f,g,l,n,m,r)})},Qb=function(){D(function(){h.prm()})},Rb=function(a){D(function(){h.spn(a)})},Sb=function(a){D(function(){h.sps(a)})},Tb=function(a){D(function(){h.spp(a)})},Ub={"27":"//ssl.gstatic.com/gb/images/silhouette_24.png","27":"//ssl.gstatic.com/gb/images/silhouette_24.png","27":"//ssl.gstatic.com/gb/images/silhouette_24.png"},Vb=function(a){return(a=Ub[a])||"//ssl.gstatic.com/gb/images/silhouette_24.png"},</text:p>
      <text:p text:style-name="P1">Wb=function(){D(function(){h.spd()})};p("spn",Rb);p("spp",Tb);p("sps",Sb);p("spd",Wb);p("paa",Pb);p("prm",Qb);ib("gbd4",Qb);</text:p>
      <text:p text:style-name="P1">if(k.a("")){var Xb={d:k.a(""),e:"",sanw:k.a(""),p:"//ssl.gstatic.com/gb/images/silhouette_96.png",cp:"1",xp:k.a("1"),mg:"%1$s (แบบตัวแทน)",md:"%1$s (ค่าเริ่มต้น)",mh:"220",s:"1",pp:Vb,ppl:k.a(""),ppa:k.a(""),</text:p>
      <text:p text:style-name="P1">ppm:"Google+ เพจ"};y.prf=Xb};var S,Yb,W,Zb,X=0,$b=function(a,b,c){if(a.indexOf)return a.indexOf(b,c);if(Array.indexOf)return Array.indexOf(a,b,c);for(c=null==c?0:0&gt;c?Math.max(0,a.length+c):c;c&lt;a.length;c++)if(c in a&amp;&amp;a[c]===b)return c;return-1},Y=function(a,b){return-1==$b(a,X)?(q(Error(X+"_"+b),"up","caa"),!1):!0},bc=function(a,b){Y([1,2],"r")&amp;&amp;(S[a]=S[a]||[],S[a].push(b),2==X&amp;&amp;window.setTimeout(function(){b(ac(a))},0))},cc=function(a,b,c){if(Y([1],"nap")&amp;&amp;c){for(var d=0;d&lt;c.length;d++)Yb[c[d]]=!0;h.up.spl(a,b,"nap",c)}},dc=</text:p>
      <text:p text:style-name="P1">function(a,b,c){if(Y([1],"aop")&amp;&amp;c){if(W)for(var d in W)W[d]=W[d]&amp;&amp;-1!=$b(c,d);else for(W={},d=0;d&lt;c.length;d++)W[c[d]]=!0;h.up.spl(a,b,"aop",c)}},ec=function(){try{if(X=2,!Zb){Zb=!0;for(var a in S)for(var b=S[a],c=0;c&lt;b.length;c++)try{b[c](ac(a))}catch(d){q(d,"up","tp")}}}catch(d){q(d,"up","mtp")}},ac=function(a){if(Y([2],"ssp")){var b=!Yb[a];W&amp;&amp;(b=b&amp;&amp;!!W[a]);return b}};Zb=!1;S={};Yb={};W=null;</text:p>
      <text:p text:style-name="P1">var X=1,fc=function(a){var b=!1;try{b=a.cookie&amp;&amp;a.cookie.match("PREF")}catch(c){}return!b},gc=function(){try{return!!e.localStorage&amp;&amp;"object"==typeof e.localStorage}catch(a){return!1}},hc=function(a){return a&amp;&amp;a.style&amp;&amp;a.style.behavior&amp;&amp;"undefined"!=typeof a.load},ic=function(a,b,c,d){try{fc(document)||(d||(b="og-up-"+b),gc()?e.localStorage.setItem(b,c):hc(a)&amp;&amp;(a.setAttribute(b,c),a.save(a.id)))}catch(f){f.code!=DOMException.QUOTA_EXCEEDED_ERR&amp;&amp;q(f,"up","spd")}},jc=function(a,b,c){try{if(fc(document))return"";</text:p>
      <text:p text:style-name="P1">c||(b="og-up-"+b);if(gc())return e.localStorage.getItem(b);if(hc(a))return a.load(a.id),a.getAttribute(b)}catch(d){d.code!=DOMException.QUOTA_EXCEEDED_ERR&amp;&amp;q(d,"up","gpd")}return""},kc=function(a,b,c){a.addEventListener?a.addEventListener(b,c,!1):a.attachEvent&amp;&amp;a.attachEvent("on"+b,c)},lc=function(a){for(var b=0,c;c=a[b];b++){var d=h.up;c=c in d&amp;&amp;d[c];if(!c)return!1}return!0},mc=function(a,b){try{if(fc(a))return-1;var c=a.cookie.match(/OGPC=([^;]*)/);if(c&amp;&amp;c[1]){var d=c[1].match(new RegExp("\\b"+</text:p>
      <text:p text:style-name="P1">b+"-([0-9]+):"));if(d&amp;&amp;d[1])return parseInt(d[1],10)}}catch(f){f.code!=DOMException.QUOTA_EXCEEDED_ERR&amp;&amp;q(f,"up","gcc")}return-1};p("up",{r:bc,nap:cc,aop:dc,tp:ec,ssp:ac,spd:ic,gpd:jc,aeh:kc,aal:lc,gcc:mc});var Z=function(a,b){a[b]=function(c){var d=arguments;h.qm(function(){a[b].apply(this,d)})}};Z(h.up,"sl");Z(h.up,"si");Z(h.up,"spl");Z(h.up,"dpc");Z(h.up,"iic");h.mcf("up",{sp:k.b("0.01",1),tld:"co.th",prid:"1"});function nc(){function a(){for(var b;(b=g[l++])&amp;&amp;"m"!=b[0]&amp;&amp;!b[1].auto;);b&amp;&amp;(qa(2,b[0]),b[1].url&amp;&amp;pa(b[1].url,b[0]),b[1].libs&amp;&amp;E&amp;&amp;E(b[1].libs));l&lt;g.length&amp;&amp;setTimeout(a,0)}function b(){0&lt;f--?setTimeout(b,0):a()}var c=k.a("1"),d=k.a(""),f=3,g=A,l=0,n=window.gbarOnReady;if(n)try{n()}catch(m){q(m,"ml","or")}d?p("ldb",a):c?ca(window,"load",b):b()}p("rdl",nc);}catch(e){window.gbar&amp;&amp;gbar.logger&amp;&amp;gbar.logger.ml(e,{"_sn":"cfg.init"});}})();</text:p>
      <text:p text:style-name="P1">(function(){try{var a=window.gbar;a.mcf("pm",{p:""});}catch(e){window.gbar&amp;&amp;gbar.logger&amp;&amp;gbar.logger.ml(e,{"_sn":"cfg.init"});}})();</text:p>
      <text:p text:style-name="P1">(function(){try{var a=window.gbar;a.mcf("mm",{s:"1"});}catch(e){window.gbar&amp;&amp;gbar.logger&amp;&amp;gbar.logger.ml(e,{"_sn":"cfg.init"});}})();</text:p>
      <text:p text:style-name="P1">(function(){try{var d=window.gbar.i.i;var e=window.gbar;var f=e.i;var g=f.c("1",0),h=/\bgbmt\b/,k=function(a){try{var b=document.getElementById("gb_"+g),c=document.getElementById("gb_"+a);b&amp;&amp;f.l(b,h.test(b.className)?"gbm0l":"gbz0l");c&amp;&amp;f.k(c,h.test(c.className)?"gbm0l":"gbz0l")}catch(l){d(l,"sj","ssp")}g=a},m=e.qs,n=function(a){var b;b=a.href;var c=window.location.href.match(/.*?:\/\/[^\/]*/)[0],c=new RegExp("^"+c+"/search\\?");(b=c.test(b))&amp;&amp;!/(^|\\?|&amp;)ei=/.test(a.href)&amp;&amp;(b=window.google)&amp;&amp;b.kEXPI&amp;&amp;(a.href+="&amp;ei="+b.kEI)},p=function(a){m(a);</text:p>
      <text:p text:style-name="P1">n(a)},q=function(){if(window.google&amp;&amp;window.google.sn){var a=/.*hp$/;return a.test(window.google.sn)?"":"1"}return"-1"};e.rp=q;e.slp=k;e.qs=p;e.qsi=n;}catch(e){window.gbar&amp;&amp;gbar.logger&amp;&amp;gbar.logger.ml(e,{"_sn":"cfg.init"});}})();</text:p>
      <text:p text:style-name="P1">(function(){try{var a=this;var b=window.gbar;var c=b.i;var d=c.a,e=c.c,f={cty:"THA",cv:"1455147375",dbg:d(""),ecv:"0",ei:e("-ufGVqTdIMiHmQGi24LACA"),ele:d("1"),esr:e("0.1"),evts:"mousedown mousemove touchstart touchmove wheel keydown".split(" <text:soft-page-break/>"),gbl:"es_plusone_gc_20160210.0_p0",hd:"co.th",hl:"th",irp:d(""),</text:p>
      <text:p text:style-name="P1">pid:e("1"),snid:e("28834"),to:e("300000"),u:e(""),vf:".66.41."},g=f,h=["bndcfg"],k=a;h[0]in k||!k.execScript||k.execScript("var "+h[0]);for(var l;h.length&amp;&amp;(l=h.shift());)h.length||void 0===g?k=k[l]?k[l]:k[l]={}:k[l]=g;}catch(e){window.gbar&amp;&amp;gbar.logger&amp;&amp;gbar.logger.ml(e,{"_sn":"cfg.init"});}})();</text:p>
      <text:p text:style-name="P1">(function(){try{window.gbar.rdl();}catch(e){window.gbar&amp;&amp;gbar.logger&amp;&amp;gbar.logger.ml(e,{"_sn":"cfg.init"});}})();</text:p>
      <text:p text:style-name="P1">&lt;/script&gt;&lt;link href="/images/branding/product/ico/googleg_lodp.ico" rel="shortcut icon"&gt;&lt;/head&gt;&lt;body bgcolor="#fff"&gt;&lt;script&gt;(function(){var src='/images/nav_logo229.png';var iesg=false;document.body.onload = function(){window.n &amp;&amp; window.n();if (document.images){new Image().src=src;}</text:p>
      <text:p text:style-name="P1">if (!iesg){document.f&amp;&amp;document.f.q.focus();document.gbqf&amp;&amp;document.gbqf.q.focus();}</text:p>
      <text:p text:style-name="P1">}</text:p>
      <text:p text:style-name="P1">})();&lt;/script&gt;&lt;div id="mngb"&gt; <text:s text:c="3"/>&lt;div id=gb&gt;&lt;script&gt;window.gbar&amp;&amp;gbar.eli&amp;&amp;gbar.eli()&lt;/script&gt;&lt;div id=gbw&gt;&lt;div id=gbz&gt;&lt;span class=gbtcb&gt;&lt;/span&gt;&lt;ol id=gbzc class=gbtc&gt;&lt;li class=gbt&gt;&lt;a onclick=gbar.logger.il(1,{t:1}); class="gbzt gbz0l gbp1" id=gb_1 href="https://www.google.co.th/webhp?tab=ww"&gt;&lt;span class=gbtb2&gt;&lt;/span&gt;&lt;span class=gbts&gt;ค้นหา&lt;/span&gt;&lt;/a&gt;&lt;/li&gt;&lt;li class=gbt&gt;&lt;a onclick=gbar.qs(this);gbar.logger.il(1,{t:2}); class=gbzt id=gb_2 href="http://www.google.co.th/imghp?hl=th&amp;tab=wi"&gt;&lt;span class=gbtb2&gt;&lt;/span&gt;&lt;span class=gbts&gt;ค้นรูป&lt;/span&gt;&lt;/a&gt;&lt;/li&gt;&lt;li class=gbt&gt;&lt;a onclick=gbar.qs(this);gbar.logger.il(1,{t:8}); class=gbzt id=gb_8 href="http://maps.google.co.th/maps?hl=th&amp;tab=wl"&gt;&lt;span class=gbtb2&gt;&lt;/span&gt;&lt;span class=gbts&gt;แผนที่&lt;/span&gt;&lt;/a&gt;&lt;/li&gt;&lt;li class=gbt&gt;&lt;a onclick=gbar.qs(this);gbar.logger.il(1,{t:36}); class=gbzt id=gb_36 href="http://www.youtube.com/?gl=TH&amp;tab=w1"&gt;&lt;span class=gbtb2&gt;&lt;/span&gt;&lt;span class=gbts&gt;YouTube&lt;/span&gt;&lt;/a&gt;&lt;/li&gt;&lt;li class=gbt&gt;&lt;a onclick=gbar.logger.il(1,{t:5}); class=gbzt id=gb_5 href="http://news.google.co.th/nwshp?hl=th&amp;tab=wn"&gt;&lt;span class=gbtb2&gt;&lt;/span&gt;&lt;span class=gbts&gt;ข่าว&lt;/span&gt;&lt;/a&gt;&lt;/li&gt;&lt;li class=gbt&gt;&lt;a onclick=gbar.logger.il(1,{t:23}); class=gbzt id=gb_23 href="https://mail.google.com/mail/?tab=wm"&gt;&lt;span class=gbtb2&gt;&lt;/span&gt;&lt;span class=gbts&gt;Gmail&lt;/span&gt;&lt;/a&gt;&lt;/li&gt;&lt;li class=gbt&gt;&lt;a onclick=gbar.logger.il(1,{t:49}); class=gbzt id=gb_49 href="https://drive.google.com/?tab=wo"&gt;&lt;span class=gbtb2&gt;&lt;/span&gt;&lt;span class=gbts&gt;ไดรฟ์&lt;/span&gt;&lt;/a&gt;&lt;/li&gt;&lt;li class=gbt&gt;&lt;a onclick=gbar.logger.il(1,{t:24}); class=gbzt id=gb_24 href="https://www.google.com/calendar?tab=wc"&gt;&lt;span class=gbtb2&gt;&lt;/span&gt;&lt;span class=gbts&gt;ปฏิทิน&lt;/span&gt;&lt;/a&gt;&lt;/li&gt;&lt;li class=gbt&gt;&lt;a class=gbgt id=gbztm href="https://www.google.co.th/intl/th/options/" onclick="gbar.tg(event,this)" aria-haspopup=true aria-owns=gbd&gt;&lt;span class=gbtb2&gt;&lt;/span&gt;&lt;span id=gbztms class="gbts gbtsa"&gt;&lt;span id=gbztms1&gt;อื่นๆ&lt;/span&gt;&lt;span class=gbma&gt;&lt;/span&gt;&lt;/span&gt;&lt;/a&gt;&lt;div class=gbm id=gbd aria-owner=gbztm&gt;&lt;div id=gbmmb class="gbmc gbsb gbsbis"&gt;&lt;ol id=gbmm class="gbmcc gbsbic"&gt;&lt;li class=gbmtc&gt;&lt;a onclick=gbar.qs(this);gbar.logger.il(1,{t:51}); class=gbmt id=gb_51 href="http://translate.google.co.th/?hl=th&amp;tab=wT"&gt;แปลภาษา&lt;/a&gt;&lt;/li&gt;&lt;li class=gbmtc&gt;&lt;a onclick=gbar.qs(this);gbar.logger.il(1,{t:31}); class=gbmt id=gb_31 href="https://photos.google.com/?tab=wq"&gt;ภาพถ่าย&lt;/a&gt;&lt;/li&gt;&lt;li class=gbmtc&gt;&lt;a onclick=gbar.logger.il(1,{t:25}); class=gbmt id=gb_25 href="https://docs.google.com/document/?usp=docs_alc"&gt;เอกสาร&lt;/a&gt;&lt;/li&gt;&lt;li class=gbmtc&gt;&lt;div class="gbmt gbmh"&gt;&lt;/div&gt;&lt;/li&gt;&lt;li class=gbmtc&gt;&lt;a onclick=gbar.logger.il(1,{t:66}); href="https://www.google.co.th/intl/th/options/" class=gbmt&gt;เพิ่มเติม &amp;raquo;&lt;/a&gt;&lt;/li&gt;&lt;/ol&gt;&lt;div class=gbsbt&gt;&lt;/div&gt;&lt;div class=gbsbb&gt;&lt;/div&gt;&lt;/div&gt;&lt;/div&gt;&lt;/li&gt;&lt;/ol&gt;&lt;/div&gt;&lt;div id=gbg&gt;&lt;h2 class=gbxx&gt;Account Options&lt;/h2&gt;&lt;span class=gbtcb&gt;&lt;/span&gt;&lt;ol class=gbtc&gt;&lt;li class=gbt&gt;&lt;a target=_top href="https://accounts.google.com/ServiceLogin?hl=th&amp;passive=true&amp;continue=http://www.google.co.th/%3Fgws_rd%3Dcr%26ei%3DuObGVtG-O8eU-wGh34fgDA" onclick="gbar.logger.il(9,{l:'i'})" id=gb_70 class=gbgt&gt;&lt;span class=gbtb2&gt;&lt;/span&gt;&lt;span id=gbgs4 class=gbts&gt;&lt;span id=gbi4s1&gt;ลงชื่อเข้าสู่ระบบ&lt;/span&gt;&lt;/span&gt;&lt;/a&gt;&lt;/li&gt;&lt;li class="gbt gbtb"&gt;&lt;span class=gbts&gt;&lt;/span&gt;&lt;/li&gt;&lt;li class=gbt&gt;&lt;a class=gbgt id=gbg5 href="http://www.google.co.th/preferences?hl=th" title="ตัวเลือก" onclick="gbar.tg(event,this)" aria-haspopup=true aria-owns=gbd5&gt;&lt;span class=gbtb2&gt;&lt;/span&gt;&lt;span id=gbgs5 class=gbts&gt;&lt;span id=gbi5&gt;&lt;/span&gt;&lt;/span&gt;&lt;/a&gt;&lt;div class=gbm id=gbd5 aria-owner=gbg5&gt;&lt;div class=gbmc&gt;&lt;ol id=gbom class=gbmcc&gt;&lt;li class="gbkc gbmtc"&gt;&lt;a <text:s/>class=gbmt href="/preferences?hl=th"&gt;การตั้งค่าการค้นหา&lt;/a&gt;&lt;/li&gt;&lt;li class=gbmtc&gt;&lt;div class="gbmt gbmh"&gt;&lt;/div&gt;&lt;/li&gt;&lt;li class="gbkp gbmtc"&gt;&lt;a class=gbmt href="http://www.google.co.th/history/optout?hl=th"&gt;ประวัติเว็บ&lt;/a&gt;&lt;/li&gt;&lt;/ol&gt;&lt;/div&gt;&lt;/div&gt;&lt;/li&gt;&lt;/ol&gt;&lt;/div&gt;&lt;/div&gt;&lt;div id=gbx3&gt;&lt;/div&gt;&lt;div id=gbx4&gt;&lt;/div&gt;&lt;script&gt;window.gbar&amp;&amp;gbar.elp&amp;&amp;gbar.elp()&lt;/script&gt;&lt;/div&gt; <text:s text:c="3"/>&lt;/div&gt;&lt;center&gt;&lt;span id="prt" style="display:block"&gt; &lt;div&gt;&lt;style&gt;.pmoabs{background-color:#fff;border:1px solid #E5E5E5;color:#666;font-size:13px;padding-bottom:20px;position:absolute;right:2px;top:3px;z-index:986}#pmolnk{border-radius:2px;-moz-border-radius:2px;-webkit-border-radius:2px}.kd-button-submit{border:1px solid #3079ed;background-color:#4d90fe;background-image:-webkit-gradient(linear,left top,left bottom,from(#4d90fe),to(#4787ed));background-image:-webkit-linear-gradient(top,#4d90fe,#4787ed);background-image:-moz-linear-gradient(top,#4d90fe,#4787ed);background-image:-ms-linear-gradient(top,#4d90fe,#4787ed);background-image:-o-linear-gradient(top,#4d90fe,#4787ed);background-image:linear-gradient(top,#4d90fe,#4787ed);filter:progid:DXImageTransform.Microsoft.gradient(startColorStr='#4d90fe',EndColorStr='#4787ed')}.kd-button-submit:hover{border:1px solid #2f5bb7;background-color:#357ae8;background-image:-webkit-gradient(linear,left top,left bottom,from(#4d90fe),to(#357ae8));background-image:-webkit-linear-gradient(top,#4d90fe,#357ae8);background-image:-moz-linear-gradient(top,#4d90fe,#357ae8);background-image:-ms-linear-gradient(top,#4d90fe,#357ae8);background-image:-o-linear-gradient(top,#4d90fe,#357ae8);background-image:linear-gradient(top,#4d90fe,#357ae8);filter:progid:DXImageTransform.Microsoft.gradient(startColorStr='#4d90fe',EndColorStr='#357ae8')}.kd-button-submit:active{-webkit-box-shadow:inset 0 1px 2px rgba(0,0,0,0.3);-moz-box-shadow:inset 0 1px 2px rgba(0,0,0,0.3);box-shadow:inset 0 1px 2px rgba(0,0,0,0.3)}#pmolnk a{color:#fff;display:inline-block;font-weight:bold;padding:5px 20px;text-decoration:none;white-space:nowrap}.xbtn{color:#999;cursor:pointer;font-size:23px;line-height:5px;padding-top:5px}.padi{padding:0 8px 0 10px}.padt{padding:5px 20px 0 0;color:#444}.pads{text-align:left;max-width:200px}&lt;/style&gt; &lt;div class="pmoabs" id="pmocntr2" style="behavior:url(#default#userdata);display:none"&gt; &lt;table border="0"&gt; &lt;tr&gt; &lt;td colspan="2"&gt; &lt;div class="xbtn" onclick="google.promos&amp;&amp;google.promos.toast&amp;&amp; google.promos.toast.cpc()" style="float:right"&gt;&amp;times;&lt;/div&gt; &lt;/td&gt; &lt;/tr&gt; &lt;tr&gt; &lt;td class="padi" rowspan="2"&gt; &lt;img src="/images/icons/product/chrome-48.png"&gt; &lt;/td&gt; &lt;td class="pads"&gt;เข้าเว็บต่างๆ ได้ดีขึ้น&lt;/td&gt; &lt;/tr&gt; &lt;tr&gt; &lt;td class="padt"&gt; &lt;div class="kd-button-submit" id="pmolnk"&gt; &lt;a href="/chrome/browser/?hl=th&amp;amp;brand=CHNG&amp;amp;utm_source=th-hpp&amp;amp;utm_medium=hpp&amp;amp;utm_campaign=th" onclick="google.promos&amp;&amp;google.promos.toast&amp;&amp; google.promos.toast.cl()"&gt;ดาวน์โหลด Google Chrome&lt;/a&gt; &lt;/div&gt; &lt;/td&gt; &lt;/tr&gt; &lt;/table&gt; &lt;/div&gt; &lt;script type="text/javascript"&gt;(function(){var a={v:{}};a.v.mb=50;a.v.kb=10;a.v.La="body";a.v.Mb=!0;a.v.Pb=function(b,c){var d=a.v.Cb();a.v.Eb(d,b,c);a.v.Qb(d);a.v.Mb&amp;&amp;a.v.Nb(d)};a.v.Qb=function(b){(b=a.v.Na(b))&amp;&amp;0&lt;b.forms.length&amp;&amp;b.forms[0].submit()};a.v.Cb=function(){var b=document.createElement("iframe");b.height=0;b.width=0;b.style.overflow="hidden";b.style.top=b.style.left="-100px";b.style.position="absolute";document.body.appendChild(b);return b};a.v.Na=function(b){return b.contentDocument||b.contentWindow.document};a.v.Eb=function(b,c,d){b=a.v.Na(b);b.open();d=["&lt;",a.v.La,'&gt;&lt;form method=POST action="',d,'"&gt;'];for(var e in <text:soft-page-break/>c)c.hasOwnProperty(e)&amp;&amp;d.push('&lt;textarea name="',e,'"&gt;',c[e],"&lt;/textarea&gt;");d.push("&lt;/form&gt;&lt;/",a.v.La,"&gt;");b.write(d.join(""));b.close()};a.v.Pa=function(b,c){c&gt;a.v.kb?google&amp;&amp;google.ml&amp;&amp;google.ml(Error("ogcdr"),!1,{cause:"timeout"}):b.contentWindow?a.v.Ob(b):window.setTimeout(function(){a.v.Pa(b,c+1)},a.v.mb)};a.v.Ob=function(b){document.body.removeChild(b)};a.v.Nb=function(b){a.v.Ab(b,"load",function(){a.v.Pa(b,0)})};a.v.Ab=function(b,c,d){b.addEventListener?b.addEventListener(c,d,!1):b.attachEvent&amp;&amp;b.attachEvent("on"+c,d)};var m={Ub:0,$:1,ka:2,va:5,Tb:6};a.s={};a.s.ya={Ya:"i",ta:"d",$a:"l"};a.s.U={Aa:"0",ma:"1"};a.s.Ba={wa:1,ta:2,ra:3};a.s.S={Sa:"a",Wa:"g",W:"c",ub:"u",tb:"t",Aa:"p",lb:"pid",Ua:"eid",vb:"at"};a.s.Za=window.location.protocol+"//www.google.com/_/og/promos/";a.s.Va="g";a.s.wb="z";a.s.Fa=function(b,c,d,e){var f=null;switch(c){case m.$:f=window.gbar.up.gpd(b,d,!0);break;case m.va:f=window.gbar.up.gcc(e)}return null==f?0:parseInt(f,10)};a.s.Ib=function(b,c,d){return c==m.$?null!=window.gbar.up.gpd(b,d,!0):!1};a.s.Ca=function(b,c,d,e,f,h,k,l){var g={};g[a.s.S.Aa]=b;g[a.s.S.Wa]=c;g[a.s.S.Sa]=d;g[a.s.S.vb]=e;g[a.s.S.Ua]=f;g[a.s.S.lb]=1;k&amp;&amp;(g[a.s.S.W]=k);l&amp;&amp;(g[a.s.S.ub]=l);if(h)g[a.s.S.tb]=h;else return google.ml(Error("knu"),!1,{cause:"Token is not found"}),null;return g};a.s.Ia=function(b,c,d){if(b){var e=c?a.s.Va:a.s.wb;c&amp;&amp;d&amp;&amp;(e+="?authuser="+d);a.v.Pb(b,a.s.Za+e)}};a.s.Db=function(b,c,d,e,f,h,k){b=a.s.Ca(c,b,a.s.ya.ta,a.s.Ba.ta,d,f,null,e);a.s.Ia(b,h,k)};a.s.Gb=function(b,c,d,e,f,h,k){b=a.s.Ca(c,b,a.s.ya.Ya,a.s.Ba.wa,d,f,e,null);a.s.Ia(b,h,k)};a.s.Lb=function(b,c,d,e,f,h,k,l,g,n){switch(c){case m.va:window.gbar.up.dpc(e,f);break;case m.$:window.gbar.up.spd(b,d,1,!0);break;case m.ka:g=g||!1,l=l||"",h=h||0,k=k||a.s.U.ma,n=n||0,a.s.Db(e,h,k,f,l,g,n)}};a.s.Jb=function(b,c,d,e,f){return c==m.$?0&lt;d&amp;&amp;a.s.Fa(b,c,e,f)&gt;=d:!1};a.s.Fb=function(b,c,d,e,f,h,k,l,g,n){switch(c){case m.va:window.gbar.up.iic(e,f);break;case m.$:c=a.s.Fa(b,c,d,e)+1;window.gbar.up.spd(b,d,c.toString(),!0);break;case m.ka:g=g||!1,l=l||"",h=h||0,k=k||a.s.U.Aa,n=n||0,a.s.Gb(e,h,k,1,l,g,n)}};a.s.Kb=function(b,c,d,e,f,h){b=a.s.Ca(c,b,a.s.ya.$a,a.s.Ba.ra,d,e,null,null);a.s.Ia(b,f,h)};var p={Rb:"a",Vb:"l",Sb:"c",Ta:"d",ra:"h",wa:"i",lc:"n",ma:"x",dc:"ma",jc:"mc",kc:"mi",Wb:"pa",Xb:"pc",Zb:"pi",ac:"pn",$b:"px",Yb:"pd",mc:"gpa",qc:"gpi",sc:"gpn",tc:"gpx",nc:"gpd"};a.o={};a.o.R={ab:"hplogo",rb:"pmocntr2"};a.o.U={qb:"0",ma:"1",Ra:"2"};a.o.w=document.getElementById(a.o.R.rb);a.o.Xa=16;a.o.nb=2;a.o.pb=20;google.promos=google.promos||{};google.promos.toast=google.promos.toast||{};a.o.qa=function(b){a.o.w&amp;&amp;(a.o.w.style.display=b?"":"none",a.o.w.parentNode&amp;&amp;(a.o.w.parentNode.style.position=b?"relative":""))};a.o.Qa=function(b){try{if(a.o.w&amp;&amp;b&amp;&amp;b.es&amp;&amp;b.es.m){var</text:p>
      <text:p text:style-name="P1"><text:s/>c=window.gbar.rtl(document.body)?"left":"right";a.o.w.style[c]=b.es.m-a.o.Xa+a.o.nb+"px";a.o.w.style.top=a.o.pb+"px"}}catch(d){google.ml(d,!1,{cause:a.o.T+"_PT"})}};google.promos.toast.cl=function(){try{a.o.Da==m.ka&amp;&amp;a.s.Kb(a.o.Ga,a.o.V,a.o.U.Ra,a.o.Ka,a.o.Ha,a.o.Ja),window.gbar.up.sl(a.o.V,a.o.T,p.ra,a.o.Ea(),1)}catch(b){google.ml(b,!1,{cause:a.o.T+"_CL"})}};google.promos.toast.cpc=function(){try{a.o.w&amp;&amp;(a.o.qa(!1),a.s.Lb(a.o.w,a.o.Da,a.o.R.Ma,a.o.Ga,a.o.Bb,a.o.V,a.o.U.ma,a.o.Ka,a.o.Ha,a.o.Ja),window.gbar.up.sl(a.o.V,a.o.T,p.Ta,a.o.Ea(),1))}catch(b){google.ml(b,!1,{cause:a.o.T+"_CPC"})}};a.o.Oa=function(){try{if(a.o.w){var b=276,c=document.getElementById(a.o.R.ab);c&amp;&amp;(b=Math.max(b,c.offsetWidth));var d=parseInt(a.o.w.style.right,10)||0;a.o.w.style.visibility=2*(a.o.w.offsetWidth+d)+b&gt;document.body.clientWidth?"hidden":""}}catch(e){google.ml(e,!1,{cause:a.o.T+"_HOSW"})}};a.o.yb=function(){var b=["gpd","spd","aeh","sl"];if(!window.gbar||!window.gbar.up)return!1;for(var c=0,d;d=b[c];c++)if(!(d in window.gbar.up))return!1;return!0};a.o.Hb=function(){return a.o.w.currentStyle&amp;&amp;"absolute"!=a.o.w.currentStyle.position};google.promos.toast.init=function(b,c,d,e,f,h,k,l,g,n,q,r){try{if(!a.o.yb())google.ml(Error("apa"),!1,{cause:a.o.T+"_INIT"});else if(a.o.w)if(e==m.ka&amp;&amp;!l==!g)google.ml(Error("tku"),!1,{cause:"zwieback: "+g+", gaia: "+l}),a.o.qa(!1);else if(a.o.R.W="toast_count_"+c+(q?"_"+q:""),a.o.R.Ma="toast_dp_"+c+(r?"_"+r:""),a.o.T=d,a.o.V=b,a.o.Da=e,a.o.Ga=c,a.o.Bb=f,a.o.Ka=l?l:g,a.o.Ha=!!l,a.o.Ja=k,a.s.Ib(a.o.w,e,a.o.R.Ma,c)||a.s.Jb(a.o.w,e,h,a.o.R.W,c)||a.o.Hb())a.o.qa(!1);else{a.s.Fb(a.o.w,e,a.o.R.W,c,f,a.o.V,a.o.U.qb,a.o.Ka,a.o.Ha,a.o.Ja);if(!n){try{window.gbar.up.aeh(window,"resize",a.o.Oa)}catch(t){}window.lol=a.o.Oa;window.gbar.elr&amp;&amp;a.o.Qa(window.gbar.elr());window.gbar.elc&amp;&amp;window.gbar.elc(a.o.Qa);a.o.qa(!0)}window.gbar.up.sl(a.o.V,a.o.T,p.wa,a.o.Ea())}}catch(t){google.ml(t,!1,{cause:a.o.T+"_INIT"})}};a.o.Ea=function(){var b=a.s.Fa(a.o.w,a.o.Da,a.o.R.W,a.o.Ga);return"ic="+b};})();&lt;/script&gt; &lt;script type="text/javascript"&gt;(function(){var sourceWebappPromoID=150003;var sourceWebappGroupID=5;var payloadType=5;var cookieMaxAgeSec=2592000;var dismissalType=5;var impressionCap=25;var gaiaXsrfToken='';var zwbkXsrfToken='';var kansasDismissalEnabled=false;var sessionIndex=0;var invisible=false;window.gbar&amp;&amp;gbar.up&amp;&amp;gbar.up.r&amp;&amp;gbar.up.r(payloadType,function(show){if (show){google.promos.toast.init(sourceWebappPromoID,sourceWebappGroupID,payloadType,dismissalType,cookieMaxAgeSec,impressionCap,sessionIndex,gaiaXsrfToken,zwbkXsrfToken,invisible,'0612');}</text:p>
      <text:p text:style-name="P1">});})();&lt;/script&gt; &lt;/div&gt; &lt;/span&gt;&lt;br clear="all" id="lgpd"&gt;&lt;div id="lga"&gt;&lt;div style="padding:28px 0 3px"&gt;&lt;div style="height:110px;width:276px;background:url(/images/branding/googlelogo/1x/googlelogo_white_background_color_272x92dp.png) no-repeat" title="Google" align="left" id="hplogo" onload="window.lol&amp;&amp;lol()"&gt;&lt;div style="color:#777;font-size:16px;font-weight:bold;position:relative;top:70px;left:218px" nowrap=""&gt;ประเทศไทย&lt;/div&gt;&lt;/div&gt;&lt;/div&gt;&lt;br&gt;&lt;/div&gt;&lt;form action="/search" name="f"&gt;&lt;table cellpadding="0" cellspacing="0"&gt;&lt;tr valign="top"&gt;&lt;td width="25%"&gt;&amp;nbsp;&lt;/td&gt;&lt;td align="center" nowrap=""&gt;&lt;input value="th" name="hl" type="hidden"&gt;&lt;input name="source" type="hidden" value="hp"&gt;&lt;input name="biw" type="hidden"&gt;&lt;input name="bih" type="hidden"&gt;&lt;div class="ds" style="height:32px;margin:4px 0"&gt;&lt;div style="position:relative;zoom:1"&gt;&lt;input style="color:#000;margin:0;padding:5px 8px 0 6px;vertical-align:top;padding-right:38px" autocomplete="off" class="lst tiah" value="" title="ค้นหาด้วย Google" maxlength="2048" name="q" size="57"&gt;&lt;img src="/textinputassistant/tia.png" style="position:absolute;cursor:pointer;right:5px;top:4px;z-index:300" onclick="(function(){var src='/textinputassistant/11/th_tia.js';var s=document.createElement('script');s.src=src;google.dom.append(s);})();" alt="" height="23" width="27"&gt;&lt;/div&gt;&lt;/div&gt;&lt;br style="line-height:0"&gt;&lt;span class="ds"&gt;&lt;span class="lsbb"&gt;&lt;input class="lsb" value="ค้นหาด้วย Google" name="btnG" type="submit"&gt;&lt;/span&gt;&lt;/span&gt;&lt;span class="ds"&gt;&lt;span class="lsbb"&gt;&lt;input class="lsb" value="ดีใจจัง ค้นแล้วเจอเลย" name="btnI" onclick="if(this.form.q.value)this.checked=1; else top.location='/doodles/'" type="submit"&gt;&lt;/span&gt;&lt;/span&gt;&lt;/td&gt;&lt;td class="fl sblc" align="left" nowrap="" width="25%"&gt;&lt;a href="/advanced_search?hl=th&amp;amp;authuser=0"&gt;การค้นหาขั้นสูง&lt;/a&gt;&lt;a href="/language_tools?hl=th&amp;amp;authuser=0"&gt;เครื่องมือทางภาษา&lt;/a&gt;&lt;/td&gt;&lt;/tr&gt;&lt;/table&gt;&lt;input id="gbv" name="gbv" type="hidden" value="1"&gt;&lt;script&gt;(function(){var a,b="1";if(document&amp;&amp;document.getElementById)if("undefined"!=typeof XMLHttpRequest)b="2";else if("undefined"!=typeof ActiveXObject){var c,d,e=["MSXML2.XMLHTTP.6.0","MSXML2.XMLHTTP.3.0","MSXML2.XMLHTTP","Microsoft.XMLHTTP"];for(c=0;d=e[c++];)try{new ActiveXObject(d),b="2"}catch(h){}}a=b;if("2"==a&amp;&amp;-1==location.search.indexOf("&amp;gbv=2")){var f=google.gbvu,g=document.getElementById("gbv");g&amp;&amp;(g.value=a);f&amp;&amp;window.setTimeout(function(){location.href=f},0)};})();&lt;/script&gt;&lt;/form&gt;&lt;div id="gac_scont"&gt;&lt;/div&gt;&lt;div style="font-size:83%;min-height:3.5em"&gt;&lt;br&gt;&lt;div id="als"&gt;&lt;style&gt;#als{font-size:small;margin-bottom:24px}#_eEe{display:inline-block;line-height:28px;}#_eEe a{padding:0 3px;}._lEe{display:inline-block;margin:0 2px;white-space:nowrap}._PEe{display:inline-block;margin:0 2px}&lt;/style&gt;&lt;div id="_eEe"&gt;Google.co.th ที่เป็นภาษา: &lt;a href="http://www.google.co.th/setprefs?sig=0_JWBAEHiQZ0OmT24E3f6mmmUj9Qw%3D&amp;amp;hl=en&amp;amp;source=homepage" data-ved="0ahUKEwik7NmJyYPLAhXDQCYKHUQbDm4Q2ZgBCAU"&gt;English&lt;/a&gt; &lt;/div&gt;&lt;/div&gt;&lt;/div&gt;&lt;span id="footer"&gt;&lt;div style="font-<text:soft-page-break/>size:10pt"&gt;&lt;div style="margin:19px auto;text-align:center" id="fll"&gt;&lt;a href="http://www.google.co.th/intl/th/ads/index.html"&gt;โปรแกรมโฆษณา&lt;/a&gt;&lt;a href="/services/"&gt;ทางออกทางธุรกิจ&lt;/a&gt;&lt;a href="https://plus.google.com/100395172310311078898" rel="publisher"&gt;+Google&lt;/a&gt;&lt;a href="/intl/th/about.html"&gt;เกี่ยวกับ Google ทั้งหมด&lt;/a&gt;&lt;a href="http://www.google.co.th/setprefdomain?prefdom=US&amp;amp;sig=___KqucbMAyH4FSslU5Qwib5zmRKE%3D" id="fehl"&gt;Google.com&lt;/a&gt;&lt;/div&gt;&lt;/div&gt;&lt;p style="color:#767676;font-size:8pt"&gt;&amp;copy; 2016 - &lt;a href="/intl/th/policies/privacy/"&gt;ความเป็นส่วนตัว&lt;/a&gt; - &lt;a href="/intl/th/policies/terms/"&gt;ข้อกำหนด&lt;/a&gt;&lt;/p&gt;&lt;/span&gt;&lt;/center&gt;&lt;script&gt;(function(){window.google.cdo={height:0,width:0};(function(){var a=window.innerWidth,b=window.innerHeight;if(!a||!b)var c=window.document,d="CSS1Compat"==c.compatMode?c.documentElement:c.body,a=d.clientWidth,b=d.clientHeight;a&amp;&amp;b&amp;&amp;(a!=google.cdo.width||b!=google.cdo.height)&amp;&amp;google.log("","","/client_204?&amp;atyp=i&amp;biw="+a+"&amp;bih="+b+"&amp;ei="+google.kEI);})();})();&lt;/script&gt;&lt;div id="xjsd"&gt;&lt;/div&gt;&lt;div id="xjsi"&gt;&lt;script&gt;(function(){function c(b){window.setTimeout(function(){var a=document.createElement("script");a.src=b;document.getElementById("xjsd").appendChild(a)},0)}google.dljp=function(b,a){google.xjsu=b;c(a)};google.dlj=c;})();(function(){window.google.xjsrm=[];})();if(google.y)google.y.first=[];if(!google.xjs){window._=window._||{};window._._DumpException=function(e){throw e};if(google.timers&amp;&amp;google.timers.load.t){google.timers.load.t.xjsls=new Date().getTime();}google.dljp('/xjs/_/js/k\x3dxjs.hp.en_US.5C2vd3rOp1M.O/m\x3dsb_he,d/rt\x3dj/d\x3d1/t\x3dzcms/rs\x3dACT90oEFfMgZgKGYaOOyBVByhd9Bn7FE3Q','/xjs/_/js/k\x3dxjs.hp.en_US.5C2vd3rOp1M.O/m\x3dsb_he,d/rt\x3dj/d\x3d1/t\x3dzcms/rs\x3dACT90oEFfMgZgKGYaOOyBVByhd9Bn7FE3Q');google.xjs=1;}google.pmc={"sb_he":{"agen":true,"cgen":true,"client":"heirloom-hp","dh":true,"dhqt":true,"ds":"","fl":true,"host":"google.co.th","isbh":28,"jam":0,"jsonp":true,"msgs":{"cibl":"ล้างการค้นหา","dym":"หรือคุณหมายถึง:","lcky":"ดีใจจัง ค้นแล้วเจอเลย","lml":"เรียนรู้เพิ่มเติม","oskt":"เครื่องมือป้อนข้อมูล","psrc":"การค้นหานี้จะถูกลบออกจาก\u003Ca href=\"/history\"\u003Eประวัติเว็บ\u003C/a\u003Eของคุณ","psrl":"ลบ","sbit":"ค้นด้วยภาพ","srch":"ค้นหาด้วย Google"},"ovr":{},"pq":"","refpd":true,"rfs":[],"scd":10,"sce":5,"stok":"j8oeX752tOlTgVvGIIguvm9CVO4"},"d":{}};google.y.first.push(function(){if(google.med){google.med('init');google.initHistory();google.med('history');}});if(google.j&amp;&amp;google.j.en&amp;&amp;google.j.xi){window.setTimeout(google.j.xi,0);}</text:p>
      <text:p text:style-name="P1">&lt;/script&gt;&lt;/div&gt;&lt;/body&gt;&lt;/html&gt;</text:p>
      <text:p text:style-name="P1">&lt;script type="application/ld+json"&gt;</text:p>
      <text:p text:style-name="P1">{</text:p>
      <text:p text:style-name="P1"><text:s text:c="2"/>"@context": "http://schema.org",</text:p>
      <text:p text:style-name="P1"><text:s text:c="2"/>"@type": "Organization",</text:p>
      <text:p text:style-name="P1"><text:s text:c="2"/>"url": "http://www.example.com",</text:p>
      <text:p text:style-name="P1"><text:s text:c="2"/>"logo": "http://www.example.com/images/logo.png"</text:p>
      <text:p text:style-name="P1">}</text:p>
      <text:p text:style-name="P1">&lt;/script&gt;</text:p>
      <text:p text:style-name="P1">&lt;script type="application/ld+json"&gt;</text:p>
      <text:p text:style-name="P1">{ "@context" : "http://schema.org",</text:p>
      <text:p text:style-name="P1"><text:s text:c="2"/>"@type" : "Organization",</text:p>
      <text:p text:style-name="P1"><text:s text:c="2"/>"url" : "http://www.your-company-site.com",</text:p>
      <text:p text:style-name="P1"><text:s text:c="2"/>"contactPoint" : [</text:p>
      <text:p text:style-name="P1"><text:s text:c="4"/>{ "@type" : "ContactPoint",</text:p>
      <text:p text:style-name="P1"><text:s text:c="6"/>"telephone" : "+1-401-555-1212",</text:p>
      <text:p text:style-name="P1"><text:s text:c="6"/>"contactType" : "customer service"</text:p>
      <text:p text:style-name="P1"><text:s text:c="4"/>} ] }</text:p>
      <text:p text:style-name="P1">&lt;/script&gt;</text:p>
      <text:p text:style-name="P1">&lt;script type="application/ld+json"&gt;</text:p>
      <text:p text:style-name="P1">{ "@context" : "http://schema.org",</text:p>
      <text:p text:style-name="P1"><text:s text:c="2"/>"@type" : "Organization",</text:p>
      <text:p text:style-name="P1"><text:s text:c="2"/>"name" : "Your Organization Name",</text:p>
      <text:p text:style-name="P1"><text:s text:c="2"/>"url" : "http://www.your-site.com",</text:p>
      <text:p text:style-name="P1"><text:s text:c="2"/>"sameAs" : [ "http://www.facebook.com/your-profile",</text:p>
      <text:p text:style-name="P1"><text:s text:c="4"/>"http://www.twitter.com/yourProfile",</text:p>
      <text:p text:style-name="P1"><text:s text:c="4"/>"http://plus.google.com/your_profile"]</text:p>
      <text:p text:style-name="P1">}</text:p>
      <text:p text:style-name="P1">&lt;/script&gt;</text:p>
      <text:p text:style-name="P1">&lt;script type="application/ld+json"&gt;</text:p>
      <text:p text:style-name="P1">[{</text:p>
      <text:p text:style-name="P1"><text:s text:c="2"/>"@context" : "http://schema.org",</text:p>
      <text:p text:style-name="P1"><text:s text:c="2"/>"@type" : "MusicEvent",</text:p>
      <text:p text:style-name="P1"><text:s text:c="2"/>"name" : "B.B. King",</text:p>
      <text:p text:style-name="P1"><text:s text:c="2"/>"startDate" : "2014-04-12T19:30",</text:p>
      <text:p text:style-name="P1"><text:s text:c="2"/>"location" : {</text:p>
      <text:p text:style-name="P1"><text:s text:c="5"/>"@type" : "Place",</text:p>
      <text:p text:style-name="P1"><text:s text:c="5"/>"name" : "Lupo's Heartbreak Hotel",</text:p>
      <text:p text:style-name="P1"><text:s text:c="5"/>"address" : "79 Washington St., Providence, RI"</text:p>
      <text:p text:style-name="P1"><text:s text:c="2"/>},</text:p>
      <text:p text:style-name="P1"><text:s text:c="2"/>"offers" : {</text:p>
      <text:p text:style-name="P1"><text:s text:c="5"/>"@type" : "Offer",</text:p>
      <text:p text:style-name="P1"><text:s text:c="5"/>"url" : "https://www.etix.com/ticket/1771656"</text:p>
      <text:p text:style-name="P1"><text:s text:c="2"/>}</text:p>
      <text:p text:style-name="P1">},</text:p>
      <text:p text:style-name="P1">{</text:p>
      <text:p text:style-name="P1"><text:s text:c="2"/>"@context" : "http://schema.org",</text:p>
      <text:p text:style-name="P1"><text:s text:c="2"/>"@type" : "MusicEvent",</text:p>
      <text:p text:style-name="P1"><text:s text:c="2"/>"name" : "B.B. King",</text:p>
      <text:p text:style-name="P1"><text:soft-page-break/><text:s text:c="2"/>"startDate" : "2014-04-13T20:00",</text:p>
      <text:p text:style-name="P1"><text:s text:c="2"/>"location" : {</text:p>
      <text:p text:style-name="P1"><text:s text:c="5"/>"@type" : "Place",</text:p>
      <text:p text:style-name="P1"><text:s text:c="5"/>"name" : "Lynn Auditorium",</text:p>
      <text:p text:style-name="P1"><text:s text:c="5"/>"address" : "Lynn, MA, 01901"</text:p>
      <text:p text:style-name="P1"><text:s text:c="2"/>},</text:p>
      <text:p text:style-name="P1"><text:s text:c="2"/>"offers" : {</text:p>
      <text:p text:style-name="P1"><text:s text:c="5"/>"@type" : "Offer",</text:p>
      <text:p text:style-name="P1"><text:s text:c="5"/>"url" : "http://frontgatetickets.com/venue.php?id=11766"</text:p>
      <text:p text:style-name="P1"><text:s text:c="2"/>}</text:p>
      <text:p text:style-name="P1">}]</text:p>
      <text:p text:style-name="P1">&lt;/script&gt;</text:p>
      <text:p text:style-name="P1">&lt;script type="application/ld+json"&gt;</text:p>
      <text:p text:style-name="P1">[{</text:p>
      <text:p text:style-name="P1"><text:s text:c="2"/>"@context" : "http://schema.org",</text:p>
      <text:p text:style-name="P1"><text:s text:c="2"/>"@type" : "MusicEvent",</text:p>
      <text:p text:style-name="P1"><text:s text:c="2"/>"name" : "B.B. King",</text:p>
      <text:p text:style-name="P1"><text:s text:c="2"/>"startDate" : "2014-04-12T19:30",</text:p>
      <text:p text:style-name="P1"><text:s text:c="2"/>"location" : {</text:p>
      <text:p text:style-name="P1"><text:s text:c="5"/>"@type" : "Place",</text:p>
      <text:p text:style-name="P1"><text:s text:c="5"/>"name" : "Lupo's Heartbreak Hotel",</text:p>
      <text:p text:style-name="P1"><text:s text:c="5"/>"address" : "79 Washington St., Providence, RI"</text:p>
      <text:p text:style-name="P1"><text:s text:c="2"/>},</text:p>
      <text:p text:style-name="P1"><text:s text:c="2"/>"offers" : {</text:p>
      <text:p text:style-name="P1"><text:s text:c="5"/>"@type" : "Offer",</text:p>
      <text:p text:style-name="P1"><text:s text:c="5"/>"url" : "https://www.etix.com/ticket/1771656"</text:p>
      <text:p text:style-name="P1"><text:s text:c="2"/>}</text:p>
      <text:p text:style-name="P1">},</text:p>
      <text:p text:style-name="P1">{</text:p>
      <text:p text:style-name="P1"><text:s text:c="2"/>"@context" : "http://schema.org",</text:p>
      <text:p text:style-name="P1"><text:s text:c="2"/>"@type" : "MusicEvent",</text:p>
      <text:p text:style-name="P1"><text:s text:c="2"/>"name" : "B.B. King",</text:p>
      <text:p text:style-name="P1"><text:s text:c="2"/>"startDate" : "2014-04-13T20:00",</text:p>
      <text:p text:style-name="P1"><text:s text:c="2"/>"location" : {</text:p>
      <text:p text:style-name="P1"><text:s text:c="5"/>"@type" : "Place",</text:p>
      <text:p text:style-name="P1"><text:s text:c="5"/>"name" : "Lynn Auditorium",</text:p>
      <text:p text:style-name="P1"><text:s text:c="5"/>"address" : "Lynn, MA, 01901"</text:p>
      <text:p text:style-name="P1"><text:s text:c="2"/>},</text:p>
      <text:p text:style-name="P1"><text:s text:c="2"/>"offers" : {</text:p>
      <text:p text:style-name="P1"><text:s text:c="5"/>"@type" : "Offer",</text:p>
      <text:p text:style-name="P1"><text:s text:c="5"/>"url" : "http://frontgatetickets.com/venue.php?id=11766"</text:p>
      <text:p text:style-name="P1"><text:s text:c="2"/>}</text:p>
      <text:p text:style-name="P1">}]</text:p>
      <text:p text:style-name="P1">&lt;/script&gt;&lt;script type="application/ld+json"&gt;</text:p>
      <text:p text:style-name="P1">{</text:p>
      <text:p text:style-name="P1"><text:s text:c="2"/>"@context": "http://schema.org",</text:p>
      <text:p text:style-name="P1"><text:s text:c="2"/>"@type": "TheaterEvent",</text:p>
      <text:p text:style-name="P1"><text:s text:c="2"/>"name": "Julius Caesar at Shakespeare's Globe",</text:p>
      <text:p text:style-name="P1"><text:s text:c="2"/>"location":</text:p>
      <text:p text:style-name="P1"><text:s text:c="2"/>{</text:p>
      <text:p text:style-name="P1"><text:s text:c="4"/>"@type": "PerformingArtsTheater",</text:p>
      <text:p text:style-name="P1"><text:s text:c="4"/>"name": "Shakespeare's Globe",</text:p>
      <text:p text:style-name="P1"><text:s text:c="4"/>"sameAs": "http://www.shakespearesglobe.com/",</text:p>
      <text:p text:style-name="P1"><text:s text:c="4"/>"address": "London, UK"</text:p>
      <text:p text:style-name="P1"><text:s text:c="2"/>},</text:p>
      <text:p text:style-name="P1"><text:s text:c="2"/>"offers": [{</text:p>
      <text:p text:style-name="P1"><text:s text:c="4"/>"@type": "Offer",</text:p>
      <text:p text:style-name="P1"><text:s text:c="4"/>"name": "Standing (Yard)",</text:p>
      <text:p text:style-name="P1"><text:s text:c="4"/>"url": "https://tickets.shakespearesglobe.com/performances.asp?PerIndex=287339",</text:p>
      <text:p text:style-name="P1"><text:s text:c="4"/>"category": "primary",</text:p>
      <text:p text:style-name="P1"><text:s text:c="4"/>"price": "7.50",</text:p>
      <text:p text:style-name="P1"><text:s text:c="4"/>"priceCurrency": "GBP",</text:p>
      <text:p text:style-name="P1"><text:s text:c="4"/>"availability": "http://schema.org/InStock"</text:p>
      <text:p text:style-name="P1"><text:s text:c="2"/>},{</text:p>
      <text:p text:style-name="P1"><text:s text:c="4"/>"@type": "AggregateOffer",</text:p>
      <text:p text:style-name="P1"><text:s text:c="4"/>"name": "Lower Gallery",</text:p>
      <text:p text:style-name="P1"><text:s text:c="4"/>"url": "https://tickets.shakespearesglobe.com/performances.asp?PerIndex=287339",</text:p>
      <text:p text:style-name="P1"><text:s text:c="4"/>"category": "primary",</text:p>
      <text:p text:style-name="P1"><text:s text:c="4"/>"lowPrice": "£17.50",</text:p>
      <text:p text:style-name="P1"><text:s text:c="4"/>"highPrice": "£44.50",</text:p>
      <text:p text:style-name="P1"><text:s text:c="4"/>"availability": "http://schema.org/LimitedAvailability"</text:p>
      <text:p text:style-name="P1"><text:s text:c="2"/>}],</text:p>
      <text:p text:style-name="P1"><text:s text:c="2"/>"startDate": "2014-10-01T19:30",</text:p>
      <text:p text:style-name="P1"><text:soft-page-break/><text:s text:c="2"/>"workPerformed":</text:p>
      <text:p text:style-name="P1"><text:s text:c="2"/>{</text:p>
      <text:p text:style-name="P1"><text:s text:c="4"/>"@type": "CreativeWork",</text:p>
      <text:p text:style-name="P1"><text:s text:c="4"/>"name": "Julius Caesar",</text:p>
      <text:p text:style-name="P1"><text:s text:c="4"/>"sameAs": "http://en.wikipedia.org/wiki/Julius_Caesar_(play)",</text:p>
      <text:p text:style-name="P1"><text:s text:c="4"/>"creator": {</text:p>
      <text:p text:style-name="P1"><text:s text:c="6"/>"@type": "Person",</text:p>
      <text:p text:style-name="P1"><text:s text:c="6"/>"name": "William Shakespeare",</text:p>
      <text:p text:style-name="P1"><text:s text:c="6"/>"sameAs": "http://en.wikipedia.org/wiki/William_Shakespeare"</text:p>
      <text:p text:style-name="P1"><text:s text:c="4"/>}</text:p>
      <text:p text:style-name="P1"><text:s text:c="2"/>}</text:p>
      <text:p text:style-name="P1">}</text:p>
      <text:p text:style-name="P1">&lt;/script&gt;</text:p>
      <text:p text:style-name="P1">&lt;script type="application/ld+json"&gt;</text:p>
      <text:p text:style-name="P1">{</text:p>
      <text:p text:style-name="P1"><text:s text:c="2"/>"@context":"http://schema.org",</text:p>
      <text:p text:style-name="P1"><text:s text:c="2"/>"@type":"MusicGroup",</text:p>
      <text:p text:style-name="P1"><text:s text:c="2"/>"url":[</text:p>
      <text:p text:style-name="P1"><text:s text:c="4"/>"http://www.iheart.com/artist/Katy-Perry-35141/",</text:p>
      <text:p text:style-name="P1"><text:s text:c="4"/>"android-app://com.clearchannel.iheartradio.controller/ihr/listen/custom_radio/artist/35141"</text:p>
      <text:p text:style-name="P1"><text:s text:c="2"/>],</text:p>
      <text:p text:style-name="P1"><text:s text:c="2"/>"name":"Katy Perry",</text:p>
      <text:p text:style-name="P1"><text:s text:c="2"/>"sameAs":"http://www.katyperry.com",</text:p>
      <text:p text:style-name="P1"><text:s text:c="2"/>"description":"Katy Perry is a pop music artist.",</text:p>
      <text:p text:style-name="P1"><text:s text:c="2"/>"potentialAction":{</text:p>
      <text:p text:style-name="P1"><text:s text:c="4"/>"@type":"ListenAction",</text:p>
      <text:p text:style-name="P1"><text:s text:c="4"/>"target":[</text:p>
      <text:p text:style-name="P1"><text:s text:c="6"/>{</text:p>
      <text:p text:style-name="P1"><text:s text:c="8"/>"url":"http://www.iheart.com/artist/Katy-Perry-35141/?autoplay=true&amp;ext=1&amp;playedFrom=197",</text:p>
      <text:p text:style-name="P1"><text:s text:c="8"/>"inLanguage":"en",</text:p>
      <text:p text:style-name="P1"><text:s text:c="8"/>"actionPlatform":[</text:p>
      <text:p text:style-name="P1"><text:s text:c="10"/>"http://schema.org/DesktopWebPlatform",</text:p>
      <text:p text:style-name="P1"><text:s text:c="10"/>"http://schema.org/MobileWebPlatform",</text:p>
      <text:p text:style-name="P1"><text:s text:c="10"/>"http://schema.org/IOSPlatform"</text:p>
      <text:p text:style-name="P1"><text:s text:c="8"/>]</text:p>
      <text:p text:style-name="P1"><text:s text:c="6"/>},</text:p>
      <text:p text:style-name="P1"><text:s text:c="6"/>{</text:p>
      <text:p text:style-name="P1"><text:s text:c="8"/>"url":"android-app://com.clearchannel.iheartradio.controller/ihr/play/custom/artist/35141?ext=1&amp;played_from=197",</text:p>
      <text:p text:style-name="P1"><text:s text:c="8"/>"inLanguage":"en",</text:p>
      <text:p text:style-name="P1"><text:s text:c="8"/>"actionPlatform":"http://schema.org/AndroidPlatform"</text:p>
      <text:p text:style-name="P1"><text:s text:c="6"/>}</text:p>
      <text:p text:style-name="P1"><text:s text:c="4"/>],</text:p>
      <text:p text:style-name="P1"><text:s text:c="4"/>"expectsAcceptanceOf":{</text:p>
      <text:p text:style-name="P1"><text:s text:c="6"/>"@type":"Offer",</text:p>
      <text:p text:style-name="P1"><text:s text:c="6"/>"eligibleRegion":[</text:p>
      <text:p text:style-name="P1"><text:s text:c="8"/>{</text:p>
      <text:p text:style-name="P1"><text:s text:c="10"/>"@type":"Country",</text:p>
      <text:p text:style-name="P1"><text:s text:c="10"/>"name":"US"</text:p>
      <text:p text:style-name="P1"><text:s text:c="8"/>},</text:p>
      <text:p text:style-name="P1"><text:s text:c="8"/>{</text:p>
      <text:p text:style-name="P1"><text:s text:c="10"/>"@type":"Country",</text:p>
      <text:p text:style-name="P1"><text:s text:c="10"/>"name":"BR"</text:p>
      <text:p text:style-name="P1"><text:s text:c="8"/>}</text:p>
      <text:p text:style-name="P1"><text:s text:c="6"/>]</text:p>
      <text:p text:style-name="P1"><text:s text:c="4"/>}</text:p>
      <text:p text:style-name="P1"><text:s text:c="2"/>}</text:p>
      <text:p text:style-name="P1">}</text:p>
      <text:p text:style-name="P1">&lt;/script&gt;</text:p>
      <text:p text:style-name="P1">&lt;script type="application/ld+json"&gt;</text:p>
      <text:p text:style-name="P1">{</text:p>
      <text:p text:style-name="P1"><text:s text:c="2"/>"@context":"http://schema.org",</text:p>
      <text:p text:style-name="P1"><text:s text:c="2"/>"@id":"12546432",</text:p>
      <text:p text:style-name="P1"><text:s text:c="2"/>"@type":"Movie",</text:p>
      <text:p text:style-name="P1"><text:s text:c="2"/>"name":"Forrest Gump",</text:p>
      <text:p text:style-name="P1"><text:s text:c="2"/>"url":"http://www.example.com/forrest_gump",</text:p>
      <text:p text:style-name="P1"><text:s text:c="2"/>"description":"A man with a low I.Q. has accomplished great things in his life and been present during significant historic events.",</text:p>
      <text:p text:style-name="P1"><text:s text:c="2"/>"releasedEvent":{</text:p>
      <text:p text:style-name="P1"><text:s text:c="4"/>"@type":"PublicationEvent",</text:p>
      <text:p text:style-name="P1"><text:s text:c="4"/>"startDate":"1994-07-06",</text:p>
      <text:p text:style-name="P1"><text:s text:c="4"/>"location":{</text:p>
      <text:p text:style-name="P1"><text:s text:c="6"/>"@type":"Country",</text:p>
      <text:p text:style-name="P1"><text:s text:c="6"/>"name":"US"</text:p>
      <text:p text:style-name="P1"><text:s text:c="4"/>}</text:p>
      <text:p text:style-name="P1"><text:soft-page-break/><text:s text:c="2"/>},</text:p>
      <text:p text:style-name="P1"><text:s text:c="2"/>"potentialAction":{</text:p>
      <text:p text:style-name="P1"><text:s text:c="4"/>"@type":"WatchAction",</text:p>
      <text:p text:style-name="P1"><text:s text:c="4"/>"target":[</text:p>
      <text:p text:style-name="P1"><text:s text:c="6"/>{</text:p>
      <text:p text:style-name="P1"><text:s text:c="8"/>"url":"http://www.example.com/forrest_gump?autoplay=true",</text:p>
      <text:p text:style-name="P1"><text:s text:c="8"/>"inLanguage":"en",</text:p>
      <text:p text:style-name="P1"><text:s text:c="8"/>"actionPlatform":[</text:p>
      <text:p text:style-name="P1"><text:s text:c="10"/>"http://schema.org/DesktopWebPlatform",</text:p>
      <text:p text:style-name="P1"><text:s text:c="10"/>"http://schema.org/MobileWebPlatform",</text:p>
      <text:p text:style-name="P1"><text:s text:c="10"/>"http://schema.org/IOSPlatform"</text:p>
      <text:p text:style-name="P1"><text:s text:c="8"/>]</text:p>
      <text:p text:style-name="P1"><text:s text:c="6"/>},</text:p>
      <text:p text:style-name="P1"><text:s text:c="6"/>{</text:p>
      <text:p text:style-name="P1"><text:s text:c="8"/>"url":"android-app://com.app.foo/bar/forrest_gump?autoplay=true",</text:p>
      <text:p text:style-name="P1"><text:s text:c="8"/>"inLanguage":"en",</text:p>
      <text:p text:style-name="P1"><text:s text:c="8"/>"actionPlatform":"http://schema.org/AndroidPlatform"</text:p>
      <text:p text:style-name="P1"><text:s text:c="6"/>}</text:p>
      <text:p text:style-name="P1"><text:s text:c="4"/>],</text:p>
      <text:p text:style-name="P1"><text:s text:c="4"/>"expectsAcceptanceOf":{</text:p>
      <text:p text:style-name="P1"><text:s text:c="6"/>"@type":"Offer",</text:p>
      <text:p text:style-name="P1"><text:s text:c="6"/>"availabilityStarts":"2015-01-01T00:00",</text:p>
      <text:p text:style-name="P1"><text:s text:c="6"/>"availabilityEnds":"2015-12-31T00:00",</text:p>
      <text:p text:style-name="P1"><text:s text:c="6"/>"category":"subscription",</text:p>
      <text:p text:style-name="P1"><text:s text:c="6"/>"name":"Hulu Plus",</text:p>
      <text:p text:style-name="P1"><text:s text:c="6"/>"price":7.99,</text:p>
      <text:p text:style-name="P1"><text:s text:c="6"/>"priceCurrency":"USD",</text:p>
      <text:p text:style-name="P1"><text:s text:c="6"/>"seller":{</text:p>
      <text:p text:style-name="P1"><text:s text:c="8"/>"@type":"Organization",</text:p>
      <text:p text:style-name="P1"><text:s text:c="8"/>"name":"Hulu",</text:p>
      <text:p text:style-name="P1"><text:s text:c="8"/>"sameAs":"http://www.hulu.com/"</text:p>
      <text:p text:style-name="P1"><text:s text:c="6"/>},</text:p>
      <text:p text:style-name="P1"><text:s text:c="6"/>"eligibleRegion":{</text:p>
      <text:p text:style-name="P1"><text:s text:c="8"/>"@type":"Country",</text:p>
      <text:p text:style-name="P1"><text:s text:c="8"/>"name":"US"</text:p>
      <text:p text:style-name="P1"><text:s text:c="6"/>}</text:p>
      <text:p text:style-name="P1"><text:s text:c="4"/>}</text:p>
      <text:p text:style-name="P1"><text:s text:c="2"/>},</text:p>
      <text:p text:style-name="P1"><text:s text:c="2"/>"hasPart":{</text:p>
      <text:p text:style-name="P1"><text:s text:c="4"/>"@type":"Clip",</text:p>
      <text:p text:style-name="P1"><text:s text:c="4"/>"description":"trailer",</text:p>
      <text:p text:style-name="P1"><text:s text:c="4"/>"timeRequired":"PT2M5S",</text:p>
      <text:p text:style-name="P1"><text:s text:c="4"/>"potentialAction":{</text:p>
      <text:p text:style-name="P1"><text:s text:c="6"/>"@type":"WatchAction",</text:p>
      <text:p text:style-name="P1"><text:s text:c="6"/>"target":[</text:p>
      <text:p text:style-name="P1"><text:s text:c="8"/>{</text:p>
      <text:p text:style-name="P1"><text:s text:c="10"/>"url":"http://www.example.com/watch/2356866",</text:p>
      <text:p text:style-name="P1"><text:s text:c="10"/>"inLanguage":"en",</text:p>
      <text:p text:style-name="P1"><text:s text:c="10"/>"actionPlatform":[</text:p>
      <text:p text:style-name="P1"><text:s text:c="12"/>"http://schema.org/DesktopWebPlatform",</text:p>
      <text:p text:style-name="P1"><text:s text:c="12"/>"http://schema.org/MobileWebPlatform",</text:p>
      <text:p text:style-name="P1"><text:s text:c="12"/>"http://schema.org/IOSPlatform"</text:p>
      <text:p text:style-name="P1"><text:s text:c="10"/>]</text:p>
      <text:p text:style-name="P1"><text:s text:c="8"/>},</text:p>
      <text:p text:style-name="P1"><text:s text:c="8"/>{</text:p>
      <text:p text:style-name="P1"><text:s text:c="10"/>"url":"android-app://com.app.foo/bar/watch/2356866",</text:p>
      <text:p text:style-name="P1"><text:s text:c="10"/>"inLanguage":"en",</text:p>
      <text:p text:style-name="P1"><text:s text:c="10"/>"actionPlatform":"http://schema.org/AndroidPlatform"</text:p>
      <text:p text:style-name="P1"><text:s text:c="8"/>}</text:p>
      <text:p text:style-name="P1"><text:s text:c="6"/>],</text:p>
      <text:p text:style-name="P1"><text:s text:c="6"/>"expectsAcceptanceOf":{</text:p>
      <text:p text:style-name="P1"><text:s text:c="8"/>"category":"free",</text:p>
      <text:p text:style-name="P1"><text:s text:c="8"/>"availabilityStarts":"2014-09-01T00:00",</text:p>
      <text:p text:style-name="P1"><text:s text:c="8"/>"availabilityEnds":"2015-09-01T00:00",</text:p>
      <text:p text:style-name="P1"><text:s text:c="8"/>"eligibleRegion":{</text:p>
      <text:p text:style-name="P1"><text:s text:c="10"/>"@type":"Country",</text:p>
      <text:p text:style-name="P1"><text:s text:c="10"/>"name":"US"</text:p>
      <text:p text:style-name="P1"><text:s text:c="8"/>}</text:p>
      <text:p text:style-name="P1"><text:s text:c="6"/>}</text:p>
      <text:p text:style-name="P1"><text:s text:c="4"/>}</text:p>
      <text:p text:style-name="P1"><text:s text:c="2"/>},</text:p>
      <text:p text:style-name="P1"><text:s text:c="2"/>"image":{</text:p>
      <text:p text:style-name="P1"><text:s text:c="4"/>"@type":"ImageObject",</text:p>
      <text:p text:style-name="P1"><text:soft-page-break/><text:s text:c="4"/>"height":600,</text:p>
      <text:p text:style-name="P1"><text:s text:c="4"/>"width":400,</text:p>
      <text:p text:style-name="P1"><text:s text:c="4"/>"url":"http://www.hulu.com/images/124564.jpg"</text:p>
      <text:p text:style-name="P1"><text:s text:c="2"/>},</text:p>
      <text:p text:style-name="P1"><text:s text:c="2"/>"sameAs":"http://www.imdb.com/title/tt0109830/",</text:p>
      <text:p text:style-name="P1"><text:s text:c="2"/>"actor":{</text:p>
      <text:p text:style-name="P1"><text:s text:c="4"/>"@type":"Person",</text:p>
      <text:p text:style-name="P1"><text:s text:c="4"/>"name":"Tom Hanks",</text:p>
      <text:p text:style-name="P1"><text:s text:c="4"/>"sameAs":"http://www.imdb.com/name/nm0000158/"</text:p>
      <text:p text:style-name="P1"><text:s text:c="2"/>},</text:p>
      <text:p text:style-name="P1"><text:s text:c="2"/>"director":{</text:p>
      <text:p text:style-name="P1"><text:s text:c="4"/>"@type":"Person",</text:p>
      <text:p text:style-name="P1"><text:s text:c="4"/>"name":"Robert Zemeckis",</text:p>
      <text:p text:style-name="P1"><text:s text:c="4"/>"sameAs":"http://www.imdb.com/name/nm0000709/"</text:p>
      <text:p text:style-name="P1"><text:s text:c="2"/>},</text:p>
      <text:p text:style-name="P1"><text:s text:c="2"/>"duration":"PT2H22M"</text:p>
      <text:p text:style-name="P1">}</text:p>
      <text:p text:style-name="P1">&lt;/script&gt;</text:p>
      <text:p text:style-name="P1">&lt;script type="application/ld+json"&gt;</text:p>
      <text:p text:style-name="P1">{</text:p>
      <text:p text:style-name="P1"><text:s text:c="2"/>"@context":"http://schema.org",</text:p>
      <text:p text:style-name="P1"><text:s text:c="2"/>"@id":"2356865",</text:p>
      <text:p text:style-name="P1"><text:s text:c="2"/>"@type":"TVEpisode",</text:p>
      <text:p text:style-name="P1"><text:s text:c="2"/>"name":"The Occupation Recalibration",</text:p>
      <text:p text:style-name="P1"><text:s text:c="2"/>"episodeNumber":13,</text:p>
      <text:p text:style-name="P1"><text:s text:c="2"/>"partOfSeason":{</text:p>
      <text:p text:style-name="P1"><text:s text:c="4"/>"@type":"TVSeason",</text:p>
      <text:p text:style-name="P1"><text:s text:c="4"/>"seasonNumber":7</text:p>
      <text:p text:style-name="P1"><text:s text:c="2"/>},</text:p>
      <text:p text:style-name="P1"><text:s text:c="2"/>"partOfSeries":{</text:p>
      <text:p text:style-name="P1"><text:s text:c="4"/>"@type":"TVSeries",</text:p>
      <text:p text:style-name="P1"><text:s text:c="4"/>"name":"The Big Bang Theory",</text:p>
      <text:p text:style-name="P1"><text:s text:c="4"/>"sameAs":"http://www.imdb.com/title/tt0898266/"</text:p>
      <text:p text:style-name="P1"><text:s text:c="2"/>},</text:p>
      <text:p text:style-name="P1"><text:s text:c="2"/>"releasedEvent":{</text:p>
      <text:p text:style-name="P1"><text:s text:c="4"/>"@type":"PublicationEvent",</text:p>
      <text:p text:style-name="P1"><text:s text:c="4"/>"startDate":"2014-01-09",</text:p>
      <text:p text:style-name="P1"><text:s text:c="4"/>"location":{</text:p>
      <text:p text:style-name="P1"><text:s text:c="6"/>"@type":"Country",</text:p>
      <text:p text:style-name="P1"><text:s text:c="6"/>"name":"US"</text:p>
      <text:p text:style-name="P1"><text:s text:c="4"/>}</text:p>
      <text:p text:style-name="P1"><text:s text:c="2"/>},</text:p>
      <text:p text:style-name="P1"><text:s text:c="2"/>"potentialAction":[</text:p>
      <text:p text:style-name="P1"><text:s text:c="4"/>{</text:p>
      <text:p text:style-name="P1"><text:s text:c="6"/>"@type":"WatchAction",</text:p>
      <text:p text:style-name="P1"><text:s text:c="6"/>"target":{</text:p>
      <text:p text:style-name="P1"><text:s text:c="8"/>"url":"http://www.example.com/big_bang_theory/s7/e13",</text:p>
      <text:p text:style-name="P1"><text:s text:c="8"/>"inLanguage":"en",</text:p>
      <text:p text:style-name="P1"><text:s text:c="8"/>"actionPlatform":[</text:p>
      <text:p text:style-name="P1"><text:s text:c="10"/>"http://schema.org/DesktopWebPlatform",</text:p>
      <text:p text:style-name="P1"><text:s text:c="10"/>"http://schema.org/MobileWebPlatform",</text:p>
      <text:p text:style-name="P1"><text:s text:c="10"/>"http://schema.org/IOSPlatform",</text:p>
      <text:p text:style-name="P1"><text:s text:c="10"/>"http://schema.org/AndroidPlatform"</text:p>
      <text:p text:style-name="P1"><text:s text:c="8"/>]</text:p>
      <text:p text:style-name="P1"><text:s text:c="6"/>},</text:p>
      <text:p text:style-name="P1"><text:s text:c="6"/>"expectsAcceptanceOf":[</text:p>
      <text:p text:style-name="P1"><text:s text:c="8"/>{</text:p>
      <text:p text:style-name="P1"><text:s text:c="10"/>"@type":"Offer",</text:p>
      <text:p text:style-name="P1"><text:s text:c="10"/>"category":"free",</text:p>
      <text:p text:style-name="P1"><text:s text:c="10"/>"availabilityStarts":"2014-09-01T00:00",</text:p>
      <text:p text:style-name="P1"><text:s text:c="10"/>"availabilityEnds":"2014-11-01T00:00",</text:p>
      <text:p text:style-name="P1"><text:s text:c="10"/>"eligibleRegion":[</text:p>
      <text:p text:style-name="P1"><text:s text:c="12"/>{</text:p>
      <text:p text:style-name="P1"><text:s text:c="14"/>"@type":"Country",</text:p>
      <text:p text:style-name="P1"><text:s text:c="14"/>"name":"US"</text:p>
      <text:p text:style-name="P1"><text:s text:c="12"/>},</text:p>
      <text:p text:style-name="P1"><text:s text:c="12"/>{</text:p>
      <text:p text:style-name="P1"><text:s text:c="14"/>"@type":"Country",</text:p>
      <text:p text:style-name="P1"><text:s text:c="14"/>"name":"CA"</text:p>
      <text:p text:style-name="P1"><text:s text:c="12"/>}</text:p>
      <text:p text:style-name="P1"><text:s text:c="10"/>]</text:p>
      <text:p text:style-name="P1"><text:s text:c="8"/>},</text:p>
      <text:p text:style-name="P1"><text:s text:c="8"/>{</text:p>
      <text:p text:style-name="P1"><text:soft-page-break/><text:s text:c="10"/>"@type":"Offer",</text:p>
      <text:p text:style-name="P1"><text:s text:c="10"/>"category":"externalSubscription",</text:p>
      <text:p text:style-name="P1"><text:s text:c="10"/>"availabilityStarts":"2014-11-01T00:00",</text:p>
      <text:p text:style-name="P1"><text:s text:c="10"/>"availabilityEnds":"2015-03-01T00:00",</text:p>
      <text:p text:style-name="P1"><text:s text:c="10"/>"seller":{</text:p>
      <text:p text:style-name="P1"><text:s text:c="12"/>"@type":"Organization",</text:p>
      <text:p text:style-name="P1"><text:s text:c="12"/>"name":"Comcast",</text:p>
      <text:p text:style-name="P1"><text:s text:c="12"/>"sameAs":"http://xfinity.comcast.net/"</text:p>
      <text:p text:style-name="P1"><text:s text:c="10"/>}</text:p>
      <text:p text:style-name="P1"><text:s text:c="8"/>}</text:p>
      <text:p text:style-name="P1"><text:s text:c="6"/>]</text:p>
      <text:p text:style-name="P1"><text:s text:c="4"/>},</text:p>
      <text:p text:style-name="P1"><text:s text:c="4"/>{</text:p>
      <text:p text:style-name="P1"><text:s text:c="6"/>"@type":"WatchAction",</text:p>
      <text:p text:style-name="P1"><text:s text:c="6"/>"target":{</text:p>
      <text:p text:style-name="P1"><text:s text:c="8"/>"url":"http://www.example.com/big_bang_theory/s7/e13?autoplay=true",</text:p>
      <text:p text:style-name="P1"><text:s text:c="8"/>"inLanguage":"en",</text:p>
      <text:p text:style-name="P1"><text:s text:c="8"/>"actionPlatform":[</text:p>
      <text:p text:style-name="P1"><text:s text:c="10"/>"http://schema.org/DesktopWebPlatform",</text:p>
      <text:p text:style-name="P1"><text:s text:c="10"/>"http://schema.org/MobileWebPlatform",</text:p>
      <text:p text:style-name="P1"><text:s text:c="10"/>"http://schema.org/IOSPlatform",</text:p>
      <text:p text:style-name="P1"><text:s text:c="10"/>"http://schema.org/AndroidPlatform"</text:p>
      <text:p text:style-name="P1"><text:s text:c="8"/>]</text:p>
      <text:p text:style-name="P1"><text:s text:c="6"/>},</text:p>
      <text:p text:style-name="P1"><text:s text:c="6"/>"expectsAcceptanceOf":[</text:p>
      <text:p text:style-name="P1"><text:s text:c="8"/>{</text:p>
      <text:p text:style-name="P1"><text:s text:c="10"/>"@type":"Offer",</text:p>
      <text:p text:style-name="P1"><text:s text:c="10"/>"category":"free",</text:p>
      <text:p text:style-name="P1"><text:s text:c="10"/>"availabilityStarts":"2014-09-08T00:00",</text:p>
      <text:p text:style-name="P1"><text:s text:c="10"/>"availabilityEnds":"2014-09-17T00:00",</text:p>
      <text:p text:style-name="P1"><text:s text:c="10"/>"eligibleRegion":[</text:p>
      <text:p text:style-name="P1"><text:s text:c="12"/>{</text:p>
      <text:p text:style-name="P1"><text:s text:c="14"/>"@type":"Country",</text:p>
      <text:p text:style-name="P1"><text:s text:c="14"/>"name":"US"</text:p>
      <text:p text:style-name="P1"><text:s text:c="12"/>},</text:p>
      <text:p text:style-name="P1"><text:s text:c="12"/>{</text:p>
      <text:p text:style-name="P1"><text:s text:c="14"/>"@type":"Country",</text:p>
      <text:p text:style-name="P1"><text:s text:c="14"/>"name":"CA"</text:p>
      <text:p text:style-name="P1"><text:s text:c="12"/>}</text:p>
      <text:p text:style-name="P1"><text:s text:c="10"/>]</text:p>
      <text:p text:style-name="P1"><text:s text:c="8"/>},</text:p>
      <text:p text:style-name="P1"><text:s text:c="8"/>{</text:p>
      <text:p text:style-name="P1"><text:s text:c="10"/>"@type":"Offer",</text:p>
      <text:p text:style-name="P1"><text:s text:c="10"/>"category":"subscription",</text:p>
      <text:p text:style-name="P1"><text:s text:c="10"/>"availabilityStarts":"2014-09-01T00:00",</text:p>
      <text:p text:style-name="P1"><text:s text:c="10"/>"availabilityEnds":"2015-09-01T00:00",</text:p>
      <text:p text:style-name="P1"><text:s text:c="10"/>"name":"CBS All Access",</text:p>
      <text:p text:style-name="P1"><text:s text:c="10"/>"price":5.99,</text:p>
      <text:p text:style-name="P1"><text:s text:c="10"/>"priceCurrency":"USD",</text:p>
      <text:p text:style-name="P1"><text:s text:c="10"/>"seller":{</text:p>
      <text:p text:style-name="P1"><text:s text:c="12"/>"@type":"Organization",</text:p>
      <text:p text:style-name="P1"><text:s text:c="12"/>"name":"CBS",</text:p>
      <text:p text:style-name="P1"><text:s text:c="12"/>"sameAs":"http://www.cbs.com/"</text:p>
      <text:p text:style-name="P1"><text:s text:c="10"/>}</text:p>
      <text:p text:style-name="P1"><text:s text:c="8"/>}</text:p>
      <text:p text:style-name="P1"><text:s text:c="6"/>]</text:p>
      <text:p text:style-name="P1"><text:s text:c="4"/>}</text:p>
      <text:p text:style-name="P1"><text:s text:c="2"/>],</text:p>
      <text:p text:style-name="P1"><text:s text:c="2"/>"hasPart":{</text:p>
      <text:p text:style-name="P1"><text:s text:c="4"/>"@type":"TVClip",</text:p>
      <text:p text:style-name="P1"><text:s text:c="4"/>"description":"trailer",</text:p>
      <text:p text:style-name="P1"><text:s text:c="4"/>"timeRequired":"PT2M5S",</text:p>
      <text:p text:style-name="P1"><text:s text:c="4"/>"potentialAction":{</text:p>
      <text:p text:style-name="P1"><text:s text:c="6"/>"@type":"WatchAction",</text:p>
      <text:p text:style-name="P1"><text:s text:c="6"/>"target":{</text:p>
      <text:p text:style-name="P1"><text:s text:c="8"/>"url":"http://www.example.com/vid/2356866",</text:p>
      <text:p text:style-name="P1"><text:s text:c="8"/>"inLanguage":"en",</text:p>
      <text:p text:style-name="P1"><text:s text:c="8"/>"actionPlatform":[</text:p>
      <text:p text:style-name="P1"><text:s text:c="10"/>"http://schema.org/DesktopWebPlatform",</text:p>
      <text:p text:style-name="P1"><text:s text:c="10"/>"http://schema.org/MobileWebPlatform",</text:p>
      <text:p text:style-name="P1"><text:s text:c="10"/>"http://schema.org/IOSPlatform",</text:p>
      <text:p text:style-name="P1"><text:s text:c="10"/>"http://schema.org/AndroidPlatform"</text:p>
      <text:p text:style-name="P1"><text:s text:c="8"/>]</text:p>
      <text:p text:style-name="P1"><text:soft-page-break/><text:s text:c="6"/>},</text:p>
      <text:p text:style-name="P1"><text:s text:c="6"/>"expectsAcceptanceOf":{</text:p>
      <text:p text:style-name="P1"><text:s text:c="8"/>"category":"free",</text:p>
      <text:p text:style-name="P1"><text:s text:c="8"/>"availabilityStarts":"2014-09-01T00:00",</text:p>
      <text:p text:style-name="P1"><text:s text:c="8"/>"availabilityEnds":"2015-09-01T00:00"</text:p>
      <text:p text:style-name="P1"><text:s text:c="6"/>}</text:p>
      <text:p text:style-name="P1"><text:s text:c="4"/>}</text:p>
      <text:p text:style-name="P1"><text:s text:c="2"/>},</text:p>
      <text:p text:style-name="P1"><text:s text:c="2"/>"image":{</text:p>
      <text:p text:style-name="P1"><text:s text:c="4"/>"@type":"ImageObject",</text:p>
      <text:p text:style-name="P1"><text:s text:c="4"/>"height":600,</text:p>
      <text:p text:style-name="P1"><text:s text:c="4"/>"width":400,</text:p>
      <text:p text:style-name="P1"><text:s text:c="4"/>"url":"http://www.example.com/105987_wb_0721bc.jpg"</text:p>
      <text:p text:style-name="P1"><text:s text:c="2"/>},</text:p>
      <text:p text:style-name="P1"><text:s text:c="2"/>"sameAs":"http://www.imdb.com/title/tt3337730/",</text:p>
      <text:p text:style-name="P1"><text:s text:c="2"/>"description":"Sheldon tries to relax after he is forced to take a vacation. (TV-PG D, L)",</text:p>
      <text:p text:style-name="P1"><text:s text:c="2"/>"actor":[</text:p>
      <text:p text:style-name="P1"><text:s text:c="4"/>{</text:p>
      <text:p text:style-name="P1"><text:s text:c="6"/>"@type":"Person",</text:p>
      <text:p text:style-name="P1"><text:s text:c="6"/>"name":"Jim Parsons",</text:p>
      <text:p text:style-name="P1"><text:s text:c="6"/>"sameAs":"http://www.imdb.com/name/nm1433588/"</text:p>
      <text:p text:style-name="P1"><text:s text:c="4"/>},</text:p>
      <text:p text:style-name="P1"><text:s text:c="4"/>{</text:p>
      <text:p text:style-name="P1"><text:s text:c="6"/>"@type":"Person",</text:p>
      <text:p text:style-name="P1"><text:s text:c="6"/>"name":"Kaley Cuoco-Sweeting",</text:p>
      <text:p text:style-name="P1"><text:s text:c="6"/>"sameAs":"http://www.imdb.com/name/nm0192505/"</text:p>
      <text:p text:style-name="P1"><text:s text:c="4"/>}</text:p>
      <text:p text:style-name="P1"><text:s text:c="2"/>],</text:p>
      <text:p text:style-name="P1"><text:s text:c="2"/>"director":{</text:p>
      <text:p text:style-name="P1"><text:s text:c="4"/>"@type":"Person",</text:p>
      <text:p text:style-name="P1"><text:s text:c="4"/>"name":"Mark Cendrowski",</text:p>
      <text:p text:style-name="P1"><text:s text:c="4"/>"sameAs":"http://www.imdb.com/name/nm0148252"</text:p>
      <text:p text:style-name="P1"><text:s text:c="2"/>}</text:p>
      <text:p text:style-name="P1">}</text:p>
      <text:p text:style-name="P1">&lt;/script&gt;</text:p>
      <text:p text:style-name="P1">&lt;script type="application/ld+json"&gt;</text:p>
      <text:p text:style-name="P1">{</text:p>
      <text:p text:style-name="P1"><text:s text:c="2"/>"@context":"http://schema.org",</text:p>
      <text:p text:style-name="P1"><text:s text:c="2"/>"@id":"312675",</text:p>
      <text:p text:style-name="P1"><text:s text:c="2"/>"@type":"TVSeason",</text:p>
      <text:p text:style-name="P1"><text:s text:c="2"/>"sameAs":"http://en.wikipedia.org/wiki/The_Big_Bang_Theory_%28season_4%29",</text:p>
      <text:p text:style-name="P1"><text:s text:c="2"/>"url":"http://www.example.com/big_bang_theory/season4",</text:p>
      <text:p text:style-name="P1"><text:s text:c="2"/>"releasedEvent":{</text:p>
      <text:p text:style-name="P1"><text:s text:c="4"/>"@type":"PublicationEvent",</text:p>
      <text:p text:style-name="P1"><text:s text:c="4"/>"startDate":"2010-09-23",</text:p>
      <text:p text:style-name="P1"><text:s text:c="4"/>"location":{</text:p>
      <text:p text:style-name="P1"><text:s text:c="6"/>"@type":"Country",</text:p>
      <text:p text:style-name="P1"><text:s text:c="6"/>"name":"US"</text:p>
      <text:p text:style-name="P1"><text:s text:c="4"/>}</text:p>
      <text:p text:style-name="P1"><text:s text:c="2"/>},</text:p>
      <text:p text:style-name="P1"><text:s text:c="2"/>"seasonNumber":4,</text:p>
      <text:p text:style-name="P1"><text:s text:c="2"/>"partOfSeries":{</text:p>
      <text:p text:style-name="P1"><text:s text:c="4"/>"@type":"TVSeries",</text:p>
      <text:p text:style-name="P1"><text:s text:c="4"/>"name":"The Big Bang Theory",</text:p>
      <text:p text:style-name="P1"><text:s text:c="4"/>"sameAs":"http://www.imdb.com/title/tt0898266/",</text:p>
      <text:p text:style-name="P1"><text:s text:c="4"/>"url":"http://www.example.com/big_bang_theory/"</text:p>
      <text:p text:style-name="P1"><text:s text:c="2"/>},</text:p>
      <text:p text:style-name="P1"><text:s text:c="2"/>"potentialAction":{</text:p>
      <text:p text:style-name="P1"><text:s text:c="4"/>"@type":"ViewAction",</text:p>
      <text:p text:style-name="P1"><text:s text:c="4"/>"target":{</text:p>
      <text:p text:style-name="P1"><text:s text:c="6"/>"url":"http://www.example.com/big_bang_theory/season4/purchase",</text:p>
      <text:p text:style-name="P1"><text:s text:c="6"/>"inLanguage":"en",</text:p>
      <text:p text:style-name="P1"><text:s text:c="6"/>"actionPlatform":[</text:p>
      <text:p text:style-name="P1"><text:s text:c="8"/>"http://schema.org/DesktopWebPlatform",</text:p>
      <text:p text:style-name="P1"><text:s text:c="8"/>"http://schema.org/MobileWebPlatform",</text:p>
      <text:p text:style-name="P1"><text:s text:c="8"/>"http://schema.org/IOSPlatform",</text:p>
      <text:p text:style-name="P1"><text:s text:c="8"/>"http://schema.org/AndroidPlatform"</text:p>
      <text:p text:style-name="P1"><text:s text:c="6"/>]</text:p>
      <text:p text:style-name="P1"><text:s text:c="4"/>},</text:p>
      <text:p text:style-name="P1"><text:s text:c="4"/>"expectsAcceptanceOf":{</text:p>
      <text:p text:style-name="P1"><text:s text:c="6"/>"@type":"Offer",</text:p>
      <text:p text:style-name="P1"><text:s text:c="6"/>"availabilityStarts":"2015-01-01T00:00",</text:p>
      <text:p text:style-name="P1"><text:s text:c="6"/>"availabilityEnds":"2015-12-31T00:00",</text:p>
      <text:p text:style-name="P1"><text:soft-page-break/><text:s text:c="6"/>"category":"purchase",</text:p>
      <text:p text:style-name="P1"><text:s text:c="6"/>"name":"High definition",</text:p>
      <text:p text:style-name="P1"><text:s text:c="6"/>"price":28.99,</text:p>
      <text:p text:style-name="P1"><text:s text:c="6"/>"priceCurrency":"USD",</text:p>
      <text:p text:style-name="P1"><text:s text:c="6"/>"eligibleRegion":{</text:p>
      <text:p text:style-name="P1"><text:s text:c="8"/>"@type":"Country",</text:p>
      <text:p text:style-name="P1"><text:s text:c="8"/>"name":"US"</text:p>
      <text:p text:style-name="P1"><text:s text:c="6"/>}</text:p>
      <text:p text:style-name="P1"><text:s text:c="4"/>}</text:p>
      <text:p text:style-name="P1"><text:s text:c="2"/>}</text:p>
      <text:p text:style-name="P1">}</text:p>
      <text:p text:style-name="P1">&lt;/script&gt;&lt;script type="application/ld+json"&gt;</text:p>
      <text:p text:style-name="P1">{</text:p>
      <text:p text:style-name="P1"><text:s text:c="2"/>"@context":"http://schema.org",</text:p>
      <text:p text:style-name="P1"><text:s text:c="2"/>"@id":"1243759",</text:p>
      <text:p text:style-name="P1"><text:s text:c="2"/>"@type":"TVSeries",</text:p>
      <text:p text:style-name="P1"><text:s text:c="2"/>"name":"Breaking Bad",</text:p>
      <text:p text:style-name="P1"><text:s text:c="2"/>"sameAs":"http://www.imdb.com/title/tt0903747/",</text:p>
      <text:p text:style-name="P1"><text:s text:c="2"/>"url":"http://www.example.com/breaking_bad/",</text:p>
      <text:p text:style-name="P1"><text:s text:c="2"/>"releasedEvent":{</text:p>
      <text:p text:style-name="P1"><text:s text:c="4"/>"@type":"PublicationEvent",</text:p>
      <text:p text:style-name="P1"><text:s text:c="4"/>"startDate":"2008-01-20",</text:p>
      <text:p text:style-name="P1"><text:s text:c="4"/>"location":{</text:p>
      <text:p text:style-name="P1"><text:s text:c="6"/>"@type":"Country",</text:p>
      <text:p text:style-name="P1"><text:s text:c="6"/>"name":"US"</text:p>
      <text:p text:style-name="P1"><text:s text:c="4"/>}</text:p>
      <text:p text:style-name="P1"><text:s text:c="2"/>},</text:p>
      <text:p text:style-name="P1"><text:s text:c="2"/>"actor":[</text:p>
      <text:p text:style-name="P1"><text:s text:c="4"/>{</text:p>
      <text:p text:style-name="P1"><text:s text:c="6"/>"@type":"Person",</text:p>
      <text:p text:style-name="P1"><text:s text:c="6"/>"name":"Bryan Cranston",</text:p>
      <text:p text:style-name="P1"><text:s text:c="6"/>"sameAs":"http://www.imdb.com/name/nm0186505/"</text:p>
      <text:p text:style-name="P1"><text:s text:c="4"/>},</text:p>
      <text:p text:style-name="P1"><text:s text:c="4"/>{</text:p>
      <text:p text:style-name="P1"><text:s text:c="6"/>"@type":"Person",</text:p>
      <text:p text:style-name="P1"><text:s text:c="6"/>"name":"Aaron Paul",</text:p>
      <text:p text:style-name="P1"><text:s text:c="6"/>"sameAs":"http://www.imdb.com/name/nm0666739/"</text:p>
      <text:p text:style-name="P1"><text:s text:c="4"/>}</text:p>
      <text:p text:style-name="P1"><text:s text:c="2"/>],</text:p>
      <text:p text:style-name="P1"><text:s text:c="2"/>"potentialAction":{</text:p>
      <text:p text:style-name="P1"><text:s text:c="4"/>"@type":"ViewAction",</text:p>
      <text:p text:style-name="P1"><text:s text:c="4"/>"target":{</text:p>
      <text:p text:style-name="P1"><text:s text:c="6"/>"url":"http://www.example.com/breaking_bad/purchase",</text:p>
      <text:p text:style-name="P1"><text:s text:c="6"/>"inLanguage":"en",</text:p>
      <text:p text:style-name="P1"><text:s text:c="6"/>"actionPlatform": [</text:p>
      <text:p text:style-name="P1"><text:s text:c="8"/>"http://schema.org/DesktopWebPlatform",</text:p>
      <text:p text:style-name="P1"><text:s text:c="8"/>"http://schema.org/MobileWebPlatform",</text:p>
      <text:p text:style-name="P1"><text:s text:c="8"/>"http://schema.org/IOSPlatform",</text:p>
      <text:p text:style-name="P1"><text:s text:c="8"/>"http://schema.org/AndroidPlatform"</text:p>
      <text:p text:style-name="P1"><text:s text:c="6"/>]</text:p>
      <text:p text:style-name="P1"><text:s text:c="4"/>},</text:p>
      <text:p text:style-name="P1"><text:s text:c="4"/>"expectsAcceptanceOf":{</text:p>
      <text:p text:style-name="P1"><text:s text:c="6"/>"@type":"Offer",</text:p>
      <text:p text:style-name="P1"><text:s text:c="6"/>"availabilityStarts":"2015-01-01T00:00",</text:p>
      <text:p text:style-name="P1"><text:s text:c="6"/>"availabilityEnds":"2015-12-31T00:00",</text:p>
      <text:p text:style-name="P1"><text:s text:c="6"/>"category":"purchase",</text:p>
      <text:p text:style-name="P1"><text:s text:c="6"/>"name":"High definition",</text:p>
      <text:p text:style-name="P1"><text:s text:c="6"/>"price":89.99,</text:p>
      <text:p text:style-name="P1"><text:s text:c="6"/>"priceCurrency":"USD",</text:p>
      <text:p text:style-name="P1"><text:s text:c="6"/>"eligibleRegion":{</text:p>
      <text:p text:style-name="P1"><text:s text:c="8"/>"@type":"Country",</text:p>
      <text:p text:style-name="P1"><text:s text:c="8"/>"name":"US"</text:p>
      <text:p text:style-name="P1"><text:s text:c="6"/>}</text:p>
      <text:p text:style-name="P1"><text:s text:c="4"/>}</text:p>
      <text:p text:style-name="P1"><text:s text:c="2"/>}</text:p>
      <text:p text:style-name="P1">}</text:p>
      <text:p text:style-name="P1">&lt;/script&gt;&lt;script type="application/ld+json"&gt;</text:p>
      <text:p text:style-name="P1">{</text:p>
      <text:p text:style-name="P1"><text:s text:c="2"/>"@context" : "http://schema.org",</text:p>
      <text:p text:style-name="P1"><text:s text:c="2"/>"@type" : "Review",</text:p>
      <text:p text:style-name="P1"><text:s text:c="2"/>"author" : {</text:p>
      <text:p text:style-name="P1"><text:s text:c="4"/>"@type" : "Person",</text:p>
      <text:p text:style-name="P1"><text:s text:c="4"/>"name" : "Lisa Kennedy",</text:p>
      <text:p text:style-name="P1"><text:soft-page-break/><text:s text:c="4"/>"sameAs" : "https://plus.google.com/114108465800532712602"</text:p>
      <text:p text:style-name="P1"><text:s text:c="2"/>},</text:p>
      <text:p text:style-name="P1"><text:s text:c="2"/>"datePublished" : "2014-03-13T20:00",</text:p>
      <text:p text:style-name="P1"><text:s text:c="2"/>"description" : "Nerve-racking, sentimental and thrilling.",</text:p>
      <text:p text:style-name="P1"><text:s text:c="2"/>"itemReviewed" : {</text:p>
      <text:p text:style-name="P1"><text:s text:c="4"/>"@type" : "Movie",</text:p>
      <text:p text:style-name="P1"><text:s text:c="4"/>"name" : "Gravity",</text:p>
      <text:p text:style-name="P1"><text:s text:c="4"/>"sameAs" : "http://www.imdb.com/title/tt1454468/",</text:p>
      <text:p text:style-name="P1"><text:s text:c="4"/>"datePublished" : "2013-10-04T00:00",</text:p>
      <text:p text:style-name="P1"><text:s text:c="4"/>"director" : {</text:p>
      <text:p text:style-name="P1"><text:s text:c="6"/>"@type" : "Person",</text:p>
      <text:p text:style-name="P1"><text:s text:c="6"/>"name" : "Alfonso Cuarón",</text:p>
      <text:p text:style-name="P1"><text:s text:c="6"/>"sameAs" : "http://en.wikipedia.org/wiki/Alfonso_Cuar%C3%B3n"</text:p>
      <text:p text:style-name="P1"><text:s text:c="4"/>},</text:p>
      <text:p text:style-name="P1"><text:s text:c="4"/>"actor" : [{</text:p>
      <text:p text:style-name="P1"><text:s text:c="6"/>"@type" : "Person",</text:p>
      <text:p text:style-name="P1"><text:s text:c="6"/>"name" : "Sandra Bullock",</text:p>
      <text:p text:style-name="P1"><text:s text:c="6"/>"sameAs" : "http://en.wikipedia.org/wiki/Sandra_Bullock"</text:p>
      <text:p text:style-name="P1"><text:s text:c="4"/>}, {</text:p>
      <text:p text:style-name="P1"><text:s text:c="6"/>"@type" : "Person",</text:p>
      <text:p text:style-name="P1"><text:s text:c="6"/>"name" : "George Clooney",</text:p>
      <text:p text:style-name="P1"><text:s text:c="6"/>"sameAs" : "http://en.wikipedia.org/wiki/George_Clooney"</text:p>
      <text:p text:style-name="P1"><text:s text:c="4"/>}]</text:p>
      <text:p text:style-name="P1"><text:s text:c="2"/>},</text:p>
      <text:p text:style-name="P1"><text:s text:c="2"/>"publisher" : {</text:p>
      <text:p text:style-name="P1"><text:s text:c="4"/>"@type" : "Organization",</text:p>
      <text:p text:style-name="P1"><text:s text:c="4"/>"name" : "Denver Post",</text:p>
      <text:p text:style-name="P1"><text:s text:c="4"/>"sameAs" : "http://www.denverpost.com"</text:p>
      <text:p text:style-name="P1"><text:s text:c="2"/>},</text:p>
      <text:p text:style-name="P1"><text:s text:c="2"/>"reviewRating" : {</text:p>
      <text:p text:style-name="P1"><text:s text:c="4"/>"@type" : "Rating",</text:p>
      <text:p text:style-name="P1"><text:s text:c="4"/>"worstRating" : 1,</text:p>
      <text:p text:style-name="P1"><text:s text:c="4"/>"bestRating" : 4,</text:p>
      <text:p text:style-name="P1"><text:s text:c="4"/>"ratingValue" : 3.5</text:p>
      <text:p text:style-name="P1"><text:s text:c="2"/>},</text:p>
      <text:p text:style-name="P1"><text:s text:c="2"/>"url" : "http://www.denverpost.com/movies/ci_24225964/gravity-movie-review-anchored-by-sandra-bullock-its"</text:p>
      <text:p text:style-name="P1">}</text:p>
      <text:p text:style-name="P1">&lt;/script&gt;&lt;div itemscope itemtype="http://schema.org/SoftwareApplication"&gt;</text:p>
      <text:p text:style-name="P1"><text:s text:c="2"/>&lt;span itemprop="name"&gt;Angry Birds&lt;/span&gt; -</text:p>
      <text:p text:style-name="P1"/>
      <text:p text:style-name="P1"><text:s text:c="2"/>REQUIRES &lt;span itemprop="operatingSystem"&gt;ANDROID&lt;/span&gt;</text:p>
      <text:p text:style-name="P1"><text:s text:c="2"/>&lt;link itemprop="applicationCategory" href="http://schema.org/GameApplication"/&gt;</text:p>
      <text:p text:style-name="P1"/>
      <text:p text:style-name="P1"><text:s text:c="2"/>RATING:</text:p>
      <text:p text:style-name="P1"><text:s text:c="2"/>&lt;div itemprop="aggregateRating" itemscope itemtype="http://schema.org/AggregateRating"&gt;</text:p>
      <text:p text:style-name="P1"><text:s text:c="4"/>&lt;span itemprop="ratingValue"&gt;4.6&lt;/span&gt;(</text:p>
      <text:p text:style-name="P1"><text:s text:c="4"/>&lt;span itemprop="ratingCount"&gt;8864&lt;/span&gt;)</text:p>
      <text:p text:style-name="P1"><text:s text:c="4"/>&lt;meta itemprop="reviewCount" content="3317" /&gt;</text:p>
      <text:p text:style-name="P1"><text:s text:c="2"/>&lt;/div&gt;</text:p>
      <text:p text:style-name="P1"/>
      <text:p text:style-name="P1"><text:s text:c="2"/>&lt;div itemprop="offers" itemscope itemtype="http://schema.org/Offer"&gt;</text:p>
      <text:p text:style-name="P1"><text:s text:c="4"/>Price: $&lt;span itemprop="price"&gt;1.00&lt;/span&gt;</text:p>
      <text:p text:style-name="P1"><text:s text:c="4"/>&lt;meta itemprop="priceCurrency" content="USD" /&gt;</text:p>
      <text:p text:style-name="P1"><text:s text:c="2"/>&lt;/div&gt;</text:p>
      <text:p text:style-name="P1">&lt;/div&gt;&lt;script type="application/ld+json"&gt;</text:p>
      <text:p text:style-name="P1">{</text:p>
      <text:p text:style-name="P1"><text:s text:c="2"/>"@context": "http://schema.org",</text:p>
      <text:p text:style-name="P1"><text:s text:c="2"/>"@type": "Event",</text:p>
      <text:p text:style-name="P1"><text:s text:c="2"/>"name": "Example Band goes to San Francisco",</text:p>
      <text:p text:style-name="P1"><text:s text:c="2"/>"startDate" : "2013-09-14T21:30",</text:p>
      <text:p text:style-name="P1"><text:s text:c="2"/>"url" : "http://example.com/tourdates.html",</text:p>
      <text:p text:style-name="P1"><text:s text:c="2"/>"location" :</text:p>
      <text:p text:style-name="P1"><text:s text:c="2"/>{</text:p>
      <text:p text:style-name="P1"><text:s text:c="4"/>"@type" : "Place",</text:p>
      <text:p text:style-name="P1"><text:s text:c="4"/>"sameAs" : "http://www.hi-dive.com",</text:p>
      <text:p text:style-name="P1"><text:s text:c="4"/>"name" : "The Hi-Dive",</text:p>
      <text:p text:style-name="P1"><text:s text:c="4"/>"address" :</text:p>
      <text:p text:style-name="P1"><text:s text:c="4"/>{</text:p>
      <text:p text:style-name="P1"><text:s text:c="6"/>"@type" : "PostalAddress",</text:p>
      <text:p text:style-name="P1"><text:s text:c="6"/>"streetAddress" : "7 S. Broadway",</text:p>
      <text:p text:style-name="P1"><text:s text:c="6"/>"addressLocality" : "Denver",</text:p>
      <text:p text:style-name="P1"><text:s text:c="6"/>"addressRegion" : "CO",</text:p>
      <text:p text:style-name="P1"><text:s text:c="6"/>"postalCode" : "80209"</text:p>
      <text:p text:style-name="P1"><text:soft-page-break/><text:s text:c="4"/>}</text:p>
      <text:p text:style-name="P1"><text:s text:c="2"/>}</text:p>
      <text:p text:style-name="P1">}</text:p>
      <text:p text:style-name="P1">&lt;/script&gt;&lt;div itemscope itemtype="http://schema.org/Review"&gt;</text:p>
      <text:p text:style-name="P1"><text:s text:c="2"/>&lt;div itemprop="itemReviewed" itemscope itemtype="http://schema.org/Restaurant"&gt;</text:p>
      <text:p text:style-name="P1"><text:s text:c="4"/>&lt;span itemprop="name"&gt;Legal Seafood&lt;/span&gt;</text:p>
      <text:p text:style-name="P1"><text:s text:c="2"/>&lt;/div&gt;</text:p>
      <text:p text:style-name="P1"><text:s text:c="2"/>&lt;span itemprop="reviewRating" itemscope itemtype="http://schema.org/Rating"&gt;</text:p>
      <text:p text:style-name="P1"><text:s text:c="4"/>&lt;span itemprop="ratingValue"&gt;4&lt;/span&gt;</text:p>
      <text:p text:style-name="P1"><text:s text:c="2"/>&lt;/span&gt; stars -</text:p>
      <text:p text:style-name="P1"><text:s text:c="2"/>&lt;b&gt;"&lt;span itemprop="name"&gt;A good seafood place.&lt;/span&gt;" &lt;/b&gt;</text:p>
      <text:p text:style-name="P1"><text:s text:c="2"/>&lt;span itemprop="author" itemscope itemtype="http://schema.org/Person"&gt;</text:p>
      <text:p text:style-name="P1"><text:s text:c="4"/>&lt;span itemprop="name"&gt;Bob Smith&lt;/span&gt;</text:p>
      <text:p text:style-name="P1"><text:s text:c="2"/>&lt;/span&gt;</text:p>
      <text:p text:style-name="P1"><text:s text:c="2"/>&lt;span itemprop="reviewBody"&gt;The seafood is great.&lt;/span&gt;</text:p>
      <text:p text:style-name="P1">&lt;/div&gt;</text:p>
      <text:p text:style-name="P1">&lt;div itemscope itemtype="http://schema.org/Product"&gt;</text:p>
      <text:p text:style-name="P1"><text:s text:c="2"/>&lt;span itemprop="brand"&gt;ACME&lt;/span&gt;</text:p>
      <text:p text:style-name="P1"><text:s text:c="2"/>&lt;span itemprop="name"&gt;Executive Anvil&lt;/span&gt;</text:p>
      <text:p text:style-name="P1"><text:s text:c="2"/>&lt;img itemprop="image" src="anvil_executive.jpg" alt="Executive Anvil logo" /&gt;</text:p>
      <text:p text:style-name="P1"><text:s text:c="2"/>&lt;span itemprop="description"&gt;Sleeker than ACME's Classic Anvil, the</text:p>
      <text:p text:style-name="P1"><text:s text:c="4"/>Executive Anvil is perfect for the business traveler</text:p>
      <text:p text:style-name="P1"><text:s text:c="4"/>looking for something to drop from a height.</text:p>
      <text:p text:style-name="P1"><text:s text:c="2"/>&lt;/span&gt;</text:p>
      <text:p text:style-name="P1"><text:s text:c="2"/>Product #: &lt;span itemprop="mpn"&gt;925872&lt;/span&gt;</text:p>
      <text:p text:style-name="P1"><text:s text:c="2"/>&lt;span itemprop="aggregateRating" itemscope itemtype="http://schema.org/AggregateRating"&gt;</text:p>
      <text:p text:style-name="P1"><text:s text:c="4"/>&lt;span itemprop="ratingValue"&gt;4.4&lt;/span&gt; stars, based on &lt;span itemprop="reviewCount"&gt;89</text:p>
      <text:p text:style-name="P1"><text:s text:c="6"/>&lt;/span&gt; reviews</text:p>
      <text:p text:style-name="P1"><text:s text:c="2"/>&lt;/span&gt;</text:p>
      <text:p text:style-name="P1"/>
      <text:p text:style-name="P1"><text:s text:c="2"/>&lt;span itemprop="offers" itemscope itemtype="http://schema.org/Offer"&gt;</text:p>
      <text:p text:style-name="P1"><text:s text:c="4"/>Regular price: $179.99</text:p>
      <text:p text:style-name="P1"><text:s text:c="4"/>&lt;meta itemprop="priceCurrency" content="USD" /&gt;</text:p>
      <text:p text:style-name="P1"><text:s text:c="4"/>$&lt;span itemprop="price"&gt;119.99&lt;/span&gt;</text:p>
      <text:p text:style-name="P1"><text:s text:c="4"/>(Sale ends &lt;time itemprop="priceValidUntil" datetime="2020-11-05"&gt;</text:p>
      <text:p text:style-name="P1"><text:s text:c="6"/>5 November!&lt;/time&gt;)</text:p>
      <text:p text:style-name="P1"><text:s text:c="4"/>Available from: &lt;span itemprop="seller"&gt;Executive Objects&lt;/span&gt;</text:p>
      <text:p text:style-name="P1"><text:s text:c="4"/>Condition: &lt;link itemprop="itemCondition" href="http://schema.org/UsedCondition"/&gt;Previously owned,</text:p>
      <text:p text:style-name="P1"><text:s text:c="6"/>in excellent condition</text:p>
      <text:p text:style-name="P1"><text:s text:c="4"/>&lt;link itemprop="availability" href="http://schema.org/InStock"/&gt;In stock! Order now!&lt;/span&gt;</text:p>
      <text:p text:style-name="P1"><text:s text:c="2"/>&lt;/span&gt;</text:p>
      <text:p text:style-name="P1">&lt;/div&gt;</text:p>
      <text:p text:style-name="P1">&lt;div itemscope itemtype="http://schema.org/Product"&gt;</text:p>
      <text:p text:style-name="P1"><text:s text:c="2"/>&lt;span itemprop="brand"&gt;ACME&lt;/span&gt;</text:p>
      <text:p text:style-name="P1"><text:s text:c="2"/>&lt;span itemprop="name"&gt;Executive Anvil&lt;/span&gt;</text:p>
      <text:p text:style-name="P1"><text:s text:c="2"/>&lt;img itemprop="image" src="anvil_executive.jpg" alt="Executive Anvil logo" /&gt;</text:p>
      <text:p text:style-name="P1"><text:s text:c="2"/>&lt;span itemprop="description"&gt;Sleeker than ACME's Classic Anvil, the</text:p>
      <text:p text:style-name="P1"><text:s text:c="4"/>Executive Anvil is perfect for the business traveler</text:p>
      <text:p text:style-name="P1"><text:s text:c="4"/>looking for something to drop from a height.</text:p>
      <text:p text:style-name="P1"><text:s text:c="2"/>&lt;/span&gt;</text:p>
      <text:p text:style-name="P1"><text:s text:c="2"/>Product #: &lt;span itemprop="mpn"&gt;925872&lt;/span&gt;</text:p>
      <text:p text:style-name="P1"><text:s text:c="2"/>&lt;span itemprop="aggregateRating" itemscope itemtype="http://schema.org/AggregateRating"&gt;</text:p>
      <text:p text:style-name="P1"><text:s text:c="4"/>&lt;span itemprop="ratingValue"&gt;4.4&lt;/span&gt; stars, based on &lt;span itemprop="reviewCount"&gt;89</text:p>
      <text:p text:style-name="P1"><text:s text:c="6"/>&lt;/span&gt; reviews</text:p>
      <text:p text:style-name="P1"><text:s text:c="2"/>&lt;/span&gt;</text:p>
      <text:p text:style-name="P1"/>
      <text:p text:style-name="P1"><text:s text:c="2"/>&lt;span itemprop="offers" itemscope itemtype="http://schema.org/Offer"&gt;</text:p>
      <text:p text:style-name="P1"><text:s text:c="4"/>Regular price: $179.99</text:p>
      <text:p text:style-name="P1"><text:s text:c="4"/>&lt;meta itemprop="priceCurrency" content="USD" /&gt;</text:p>
      <text:p text:style-name="P1"><text:s text:c="4"/>$&lt;span itemprop="price"&gt;119.99&lt;/span&gt;</text:p>
      <text:p text:style-name="P1"><text:s text:c="4"/>(Sale ends &lt;time itemprop="priceValidUntil" datetime="2020-11-05"&gt;</text:p>
      <text:p text:style-name="P1"><text:s text:c="6"/>5 November!&lt;/time&gt;)</text:p>
      <text:p text:style-name="P1"><text:s text:c="4"/>Available from: &lt;span itemprop="seller"&gt;Executive Objects&lt;/span&gt;</text:p>
      <text:p text:style-name="P1"><text:s text:c="4"/>Condition: &lt;link itemprop="itemCondition" href="http://schema.org/UsedCondition"/&gt;Previously owned,</text:p>
      <text:p text:style-name="P1"><text:s text:c="6"/>in excellent condition</text:p>
      <text:p text:style-name="P1"><text:s text:c="4"/>&lt;link itemprop="availability" href="http://schema.org/InStock"/&gt;In stock! Order now!&lt;/span&gt;</text:p>
      <text:p text:style-name="P1"><text:s text:c="2"/>&lt;/span&gt;</text:p>
      <text:p text:style-name="P1">&lt;/div&gt;&lt;div itemscope itemtype="http://schema.org/Product"&gt;</text:p>
      <text:p text:style-name="P1"><text:s text:c="2"/>&lt;span itemprop="brand"&gt;ACME&lt;/span&gt;</text:p>
      <text:p text:style-name="P1"><text:s text:c="2"/>&lt;span itemprop="name"&gt;Executive Anvil&lt;/span&gt;</text:p>
      <text:p text:style-name="P1"><text:s text:c="2"/>&lt;img itemprop="image" src="anvil_executive.jpg" alt="Executive Anvil logo" /&gt;</text:p>
      <text:p text:style-name="P1"><text:s text:c="2"/>&lt;span itemprop="description"&gt;Sleeker than ACME's Classic Anvil, the</text:p>
      <text:p text:style-name="P1"><text:s text:c="4"/>Executive Anvil is perfect for the business traveler</text:p>
      <text:p text:style-name="P1"><text:soft-page-break/><text:s text:c="4"/>looking for something to drop from a height.</text:p>
      <text:p text:style-name="P1"><text:s text:c="2"/>&lt;/span&gt;</text:p>
      <text:p text:style-name="P1"><text:s text:c="2"/>Product #: &lt;span itemprop="mpn"&gt;925872&lt;/span&gt;</text:p>
      <text:p text:style-name="P1"><text:s text:c="2"/>&lt;span itemprop="aggregateRating" itemscope itemtype="http://schema.org/AggregateRating"&gt;</text:p>
      <text:p text:style-name="P1"><text:s text:c="4"/>&lt;span itemprop="ratingValue"&gt;4.4&lt;/span&gt; stars, based on &lt;span itemprop="reviewCount"&gt;89</text:p>
      <text:p text:style-name="P1"><text:s text:c="6"/>&lt;/span&gt; reviews</text:p>
      <text:p text:style-name="P1"><text:s text:c="2"/>&lt;/span&gt;</text:p>
      <text:p text:style-name="P1"/>
      <text:p text:style-name="P1"><text:s text:c="2"/>&lt;span itemprop="offers" itemscope itemtype="http://schema.org/Offer"&gt;</text:p>
      <text:p text:style-name="P1"><text:s text:c="4"/>Regular price: $179.99</text:p>
      <text:p text:style-name="P1"><text:s text:c="4"/>&lt;meta itemprop="priceCurrency" content="USD" /&gt;</text:p>
      <text:p text:style-name="P1"><text:s text:c="4"/>$&lt;span itemprop="price"&gt;119.99&lt;/span&gt;</text:p>
      <text:p text:style-name="P1"><text:s text:c="4"/>(Sale ends &lt;time itemprop="priceValidUntil" datetime="2020-11-05"&gt;</text:p>
      <text:p text:style-name="P1"><text:s text:c="6"/>5 November!&lt;/time&gt;)</text:p>
      <text:p text:style-name="P1"><text:s text:c="4"/>Available from: &lt;span itemprop="seller"&gt;Executive Objects&lt;/span&gt;</text:p>
      <text:p text:style-name="P1"><text:s text:c="4"/>Condition: &lt;link itemprop="itemCondition" href="http://schema.org/UsedCondition"/&gt;Previously owned,</text:p>
      <text:p text:style-name="P1"><text:s text:c="6"/>in excellent condition</text:p>
      <text:p text:style-name="P1"><text:s text:c="4"/>&lt;link itemprop="availability" href="http://schema.org/InStock"/&gt;In stock! Order now!&lt;/span&gt;</text:p>
      <text:p text:style-name="P1"><text:s text:c="2"/>&lt;/span&gt;</text:p>
      <text:p text:style-name="P1">&lt;/div&gt;</text:p>
      <text:p text:style-name="P1">&lt;div vocab="http://schema.org/" typeof="Product"&gt;</text:p>
      <text:p text:style-name="P1"><text:s text:c="2"/>&lt;span property="brand"&gt;ACME&lt;/span&gt;</text:p>
      <text:p text:style-name="P1"><text:s text:c="2"/>&lt;span property="name"&gt;Executive Anvil&lt;/span&gt;</text:p>
      <text:p text:style-name="P1"><text:s text:c="2"/>&lt;img propertyu="image" src="anvil_executive.jpg" alt="Executive Anvil logo" /&gt;</text:p>
      <text:p text:style-name="P1"><text:s text:c="2"/>&lt;span property="description"&gt;Sleeker than ACME's Classic Anvil, the</text:p>
      <text:p text:style-name="P1"><text:s text:c="4"/>Executive Anvil is perfect for the business traveler</text:p>
      <text:p text:style-name="P1"><text:s text:c="4"/>looking for something to drop from a height.</text:p>
      <text:p text:style-name="P1"><text:s text:c="2"/>&lt;/span&gt;</text:p>
      <text:p text:style-name="P1"><text:s text:c="2"/>Product #: &lt;span property="mpn"&gt;925872&lt;/span&gt;</text:p>
      <text:p text:style-name="P1"><text:s text:c="2"/>&lt;span property="aggregateRating" typeof="AggregateRating"&gt;</text:p>
      <text:p text:style-name="P1"><text:s text:c="4"/>&lt;span property="ratingValue"&gt;4.4&lt;/span&gt; stars, based on &lt;span property="reviewCount"&gt;89</text:p>
      <text:p text:style-name="P1"><text:s text:c="6"/>&lt;/span&gt; reviews</text:p>
      <text:p text:style-name="P1"><text:s text:c="2"/>&lt;/span&gt;</text:p>
      <text:p text:style-name="P1">&lt;script async src="//pagead2.googlesyndication.com/pagead/js/adsbygoogle.js"&gt;&lt;/script&gt;</text:p>
      <text:p text:style-name="P1">&lt;!-- ilovetokill69_sidebar-right-1_AdSense1_1x1_as --&gt;</text:p>
      <text:p text:style-name="P1">&lt;ins class="adsbygoogle"</text:p>
      <text:p text:style-name="P1"><text:s text:c="5"/>style="display:block"</text:p>
      <text:p text:style-name="P1"><text:s text:c="5"/>data-ad-client="ca-pub-1128440631356215"</text:p>
      <text:p text:style-name="P1"><text:s text:c="5"/>data-ad-slot="5599703485"</text:p>
      <text:p text:style-name="P1"><text:s text:c="5"/>data-ad-format="auto"&gt;&lt;/ins&gt;</text:p>
      <text:p text:style-name="P1">&lt;script&gt;</text:p>
      <text:p text:style-name="P1">(adsbygoogle = window.adsbygoogle || []).push({});</text:p>
      <text:p text:style-name="P1">&lt;/script&gt;</text:p>
      <text:p text:style-name="P1"><text:s text:c="2"/>&lt;span property="offers" typeof="Offer"&gt;</text:p>
      <text:p text:style-name="P1"><text:s text:c="4"/>Regular price: $179.99</text:p>
      <text:p text:style-name="P1"><text:s text:c="4"/>&lt;meta property="priceCurrency" content="USD" /&gt;</text:p>
      <text:p text:style-name="P1"><text:s text:c="4"/>$&lt;span property="price"&gt;119.99&lt;/span&gt;</text:p>
      <text:p text:style-name="P1"><text:s text:c="4"/>(Sale ends &lt;time property="priceValidUntil" datetime="2020-11-05"&gt;</text:p>
      <text:p text:style-name="P1"><text:s text:c="6"/>5 November!&lt;/time&gt;)</text:p>
      <text:p text:style-name="P1"><text:s text:c="4"/>Available from: &lt;span property="seller"&gt;Executive Objects&lt;/span&gt;</text:p>
      <text:p text:style-name="P1"><text:s text:c="4"/>Condition: &lt;link property="itemCondition" href="http://schema.org/UsedCondition"/&gt;Previously owned,</text:p>
      <text:p text:style-name="P1"><text:s text:c="6"/>in excellent condition</text:p>
      <text:p text:style-name="P1"><text:s text:c="4"/>&lt;link property="availability" href="http://schema.org/InStock"/&gt;In stock! Order now!&lt;/span&gt;</text:p>
      <text:p text:style-name="P1"><text:s text:c="2"/>&lt;/span&gt;</text:p>
      <text:p text:style-name="P1">&lt;/div&gt;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นัทธี เวชวิฐาน ilovetokill69@gmail.com</meta:initial-creator>
    <meta:creation-date>2016-02-19T16:57:47.95</meta:creation-date>
    <meta:document-statistic meta:table-count="0" meta:image-count="0" meta:object-count="0" meta:page-count="17" meta:paragraph-count="799" meta:word-count="3041" meta:character-count="76351"/>
    <dc:date>2016-02-19T17:08:00.80</dc:date>
    <dc:creator>นัทธี เวชวิฐาน ilovetokill69@gmail.com</dc:creator>
    <meta:editing-duration>PT10M13S</meta:editing-duration>
    <meta:editing-cycles>1</meta:editing-cycles>
    <meta:generator>OpenOffice/4.1.2$Win32 OpenOffice.org_project/412m3$Build-9782</meta:generator>
  </office:meta>
</office:document-meta>
</file>